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Table1" style:family="table" style:master-page-name="Standard">
      <style:table-properties style:width="15.736cm" style:page-number="auto" table:align="center" style:writing-mode="lr-tb"/>
    </style:style>
    <style:style style:name="Table1.A" style:family="table-column">
      <style:table-column-properties style:column-width="15.736cm"/>
    </style:style>
    <style:style style:name="Table1.1" style:family="table-row">
      <style:table-row-properties fo:keep-together="auto"/>
    </style:style>
    <style:style style:name="Table1.A1" style:family="table-cell">
      <style:table-cell-properties style:vertical-align="middle" style:border-line-width="0.053cm 0.026cm 0.026cm" fo:padding="0.397cm" fo:border="3pt double #c0c0c0" style:writing-mode="lr-tb"/>
    </style:style>
    <style:style style:name="Table18" style:family="table">
      <style:table-properties style:width="14.757cm" fo:margin-left="0cm" table:align="left" style:writing-mode="lr-tb"/>
    </style:style>
    <style:style style:name="Table18.A" style:family="table-column">
      <style:table-column-properties style:column-width="1.115cm"/>
    </style:style>
    <style:style style:name="Table18.B" style:family="table-column">
      <style:table-column-properties style:column-width="1.094cm"/>
    </style:style>
    <style:style style:name="Table18.C" style:family="table-column">
      <style:table-column-properties style:column-width="1.081cm"/>
    </style:style>
    <style:style style:name="Table18.D" style:family="table-column">
      <style:table-column-properties style:column-width="1.088cm"/>
    </style:style>
    <style:style style:name="Table18.E" style:family="table-column">
      <style:table-column-properties style:column-width="1.057cm"/>
    </style:style>
    <style:style style:name="Table18.F" style:family="table-column">
      <style:table-column-properties style:column-width="3.789cm"/>
    </style:style>
    <style:style style:name="Table18.G" style:family="table-column">
      <style:table-column-properties style:column-width="1.154cm"/>
    </style:style>
    <style:style style:name="Table18.K" style:family="table-column">
      <style:table-column-properties style:column-width="1.117cm"/>
    </style:style>
    <style:style style:name="Table18.1" style:family="table-row">
      <style:table-row-properties style:min-row-height="0.635cm" fo:keep-together="auto"/>
    </style:style>
    <style:style style:name="Table18.A1" style:family="table-cell">
      <style:table-cell-properties style:vertical-align="top" fo:padding-left="0.125cm" fo:padding-right="0.125cm" fo:padding-top="0cm" fo:padding-bottom="0cm" fo:border-left="1pt solid #000000" fo:border-right="none" fo:border-top="1pt solid #000000" fo:border-bottom="1pt solid #000000" style:writing-mode="lr-tb"/>
    </style:style>
    <style:style style:name="Table18.B1" style:family="table-cell">
      <style:table-cell-properties style:vertical-align="top" fo:padding="0cm" fo:border-left="1pt solid #000000" fo:border-right="none" fo:border-top="1pt solid #000000" fo:border-bottom="none" style:writing-mode="lr-tb"/>
    </style:style>
    <style:style style:name="Table18.C1" style:family="table-cell">
      <style:table-cell-properties style:vertical-align="top" fo:background-color="#7f7f7f" fo:padding="0cm" fo:border-left="1pt solid #000000" fo:border-right="none" fo:border-top="1pt solid #000000" fo:border-bottom="none" style:writing-mode="lr-tb">
        <style:background-image/>
      </style:table-cell-properties>
    </style:style>
    <style:style style:name="Table18.D1" style:family="table-cell">
      <style:table-cell-properties style:vertical-align="top" fo:padding="0cm" fo:border-left="1pt solid #000000" fo:border-right="none" fo:border-top="1pt solid #000000" fo:border-bottom="1pt solid #000000" style:writing-mode="lr-tb"/>
    </style:style>
    <style:style style:name="Table18.F1" style:family="table-cell">
      <style:table-cell-properties style:vertical-align="top" fo:padding="0cm" fo:border-left="1pt solid #000000" fo:border-right="none" fo:border-top="none" fo:border-bottom="none" style:writing-mode="lr-tb"/>
    </style:style>
    <style:style style:name="Table18.H1" style:family="table-cell">
      <style:table-cell-properties style:vertical-align="top" fo:padding="0cm" fo:border-left="1pt solid #000000" fo:border-right="none" fo:border-top="1pt solid #000000" fo:border-bottom="1pt solid #000000" style:writing-mode="lr-tb"/>
    </style:style>
    <style:style style:name="Table18.J1" style:family="table-cell">
      <style:table-cell-properties style:vertical-align="top" fo:padding="0cm" fo:border-left="1pt solid #000000" fo:border-right="none" fo:border-top="1pt solid #000000" fo:border-bottom="1pt solid #000000" style:writing-mode="lr-tb"/>
    </style:style>
    <style:style style:name="Table18.K1" style:family="table-cell">
      <style:table-cell-properties style:vertical-align="top" fo:padding="0cm" fo:border="1pt solid #000000" style:writing-mode="lr-tb"/>
    </style:style>
    <style:style style:name="Table18.A2"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2" style:family="table-cell">
      <style:table-cell-properties style:vertical-align="top" fo:padding="0cm" fo:border-left="1pt solid #000000" fo:border-right="none" fo:border-top="none" fo:border-bottom="1pt solid #000000" style:writing-mode="lr-tb"/>
    </style:style>
    <style:style style:name="Table18.E2" style:family="table-cell">
      <style:table-cell-properties style:vertical-align="top" fo:padding="0cm" fo:border-left="1pt solid #000000" fo:border-right="none" fo:border-top="1pt solid #000000" fo:border-bottom="1pt solid #000000" style:writing-mode="lr-tb"/>
    </style:style>
    <style:style style:name="Table18.F2" style:family="table-cell">
      <style:table-cell-properties style:vertical-align="top" fo:padding="0cm" fo:border-left="1pt solid #000000" fo:border-right="none" fo:border-top="none" fo:border-bottom="none" style:writing-mode="lr-tb"/>
    </style:style>
    <style:style style:name="Table18.G2" style:family="table-cell">
      <style:table-cell-properties style:vertical-align="top" fo:padding="0cm" fo:border-left="1pt solid #000000" fo:border-right="none" fo:border-top="1pt solid #000000" fo:border-bottom="1pt solid #000000" style:writing-mode="lr-tb"/>
    </style:style>
    <style:style style:name="Table18.H2" style:family="table-cell">
      <style:table-cell-properties style:vertical-align="top" fo:padding="0cm" fo:border-left="1pt solid #000000" fo:border-right="none" fo:border-top="none" fo:border-bottom="1pt solid #000000" style:writing-mode="lr-tb"/>
    </style:style>
    <style:style style:name="Table18.J2" style:family="table-cell">
      <style:table-cell-properties style:vertical-align="top" fo:padding="0cm" fo:border-left="1pt solid #000000" fo:border-right="none" fo:border-top="none" fo:border-bottom="none" style:writing-mode="lr-tb"/>
    </style:style>
    <style:style style:name="Table18.K2" style:family="table-cell">
      <style:table-cell-properties style:vertical-align="top" fo:padding="0cm" fo:border-left="1pt solid #000000" fo:border-right="1pt solid #000000" fo:border-top="none" fo:border-bottom="1pt solid #000000" style:writing-mode="lr-tb"/>
    </style:style>
    <style:style style:name="Table18.A3"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3" style:family="table-cell">
      <style:table-cell-properties style:vertical-align="top" fo:padding="0cm" fo:border-left="1pt solid #000000" fo:border-right="none" fo:border-top="none" fo:border-bottom="1pt solid #000000" style:writing-mode="lr-tb"/>
    </style:style>
    <style:style style:name="Table18.E3" style:family="table-cell">
      <style:table-cell-properties style:vertical-align="top" fo:padding="0cm" fo:border-left="1pt solid #000000" fo:border-right="none" fo:border-top="none" fo:border-bottom="none" style:writing-mode="lr-tb"/>
    </style:style>
    <style:style style:name="Table18.F3" style:family="table-cell">
      <style:table-cell-properties style:vertical-align="top" fo:padding="0cm" fo:border-left="1pt solid #000000" fo:border-right="none" fo:border-top="none" fo:border-bottom="none" style:writing-mode="lr-tb"/>
    </style:style>
    <style:style style:name="Table18.G3" style:family="table-cell">
      <style:table-cell-properties style:vertical-align="top" fo:padding="0cm" fo:border-left="1pt solid #000000" fo:border-right="none" fo:border-top="none" fo:border-bottom="none" style:writing-mode="lr-tb"/>
    </style:style>
    <style:style style:name="Table18.H3" style:family="table-cell">
      <style:table-cell-properties style:vertical-align="top" fo:padding="0cm" fo:border-left="1pt solid #000000" fo:border-right="none" fo:border-top="none" fo:border-bottom="1pt solid #000000" style:writing-mode="lr-tb"/>
    </style:style>
    <style:style style:name="Table18.K3" style:family="table-cell">
      <style:table-cell-properties style:vertical-align="top" fo:padding="0cm" fo:border-left="1pt solid #000000" fo:border-right="1pt solid #000000" fo:border-top="none" fo:border-bottom="1pt solid #000000" style:writing-mode="lr-tb"/>
    </style:style>
    <style:style style:name="Table18.A4"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4" style:family="table-cell">
      <style:table-cell-properties style:vertical-align="top" fo:padding="0cm" fo:border-left="1pt solid #000000" fo:border-right="none" fo:border-top="none" fo:border-bottom="1pt solid #000000" style:writing-mode="lr-tb"/>
    </style:style>
    <style:style style:name="Table18.E4" style:family="table-cell">
      <style:table-cell-properties style:vertical-align="top" fo:padding="0cm" fo:border-left="1pt solid #000000" fo:border-right="none" fo:border-top="1pt solid #000000" fo:border-bottom="1pt solid #000000" style:writing-mode="lr-tb"/>
    </style:style>
    <style:style style:name="Table18.F4" style:family="table-cell">
      <style:table-cell-properties style:vertical-align="top" fo:padding="0cm" fo:border-left="1pt solid #000000" fo:border-right="none" fo:border-top="none" fo:border-bottom="none" style:writing-mode="lr-tb"/>
    </style:style>
    <style:style style:name="Table18.G4" style:family="table-cell">
      <style:table-cell-properties style:vertical-align="top" fo:padding="0cm" fo:border-left="1pt solid #000000" fo:border-right="none" fo:border-top="1pt solid #000000" fo:border-bottom="1pt solid #000000" style:writing-mode="lr-tb"/>
    </style:style>
    <style:style style:name="Table18.H4" style:family="table-cell">
      <style:table-cell-properties style:vertical-align="top" fo:padding="0cm" fo:border-left="1pt solid #000000" fo:border-right="none" fo:border-top="none" fo:border-bottom="1pt solid #000000" style:writing-mode="lr-tb"/>
    </style:style>
    <style:style style:name="Table18.J4" style:family="table-cell">
      <style:table-cell-properties style:vertical-align="top" fo:background-color="#666666" fo:padding="0cm" fo:border-left="1pt solid #000000" fo:border-right="none" fo:border-top="1pt solid #000000" fo:border-bottom="1pt solid #000000" style:writing-mode="lr-tb">
        <style:background-image/>
      </style:table-cell-properties>
    </style:style>
    <style:style style:name="Table18.K4" style:family="table-cell">
      <style:table-cell-properties style:vertical-align="top" fo:padding="0cm" fo:border-left="1pt solid #000000" fo:border-right="1pt solid #000000" fo:border-top="none" fo:border-bottom="none" style:writing-mode="lr-tb"/>
    </style:style>
    <style:style style:name="Table18.A5"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5" style:family="table-cell">
      <style:table-cell-properties style:vertical-align="top" fo:padding="0cm" fo:border-left="1pt solid #000000" fo:border-right="none" fo:border-top="1pt solid #000000" fo:border-bottom="1pt solid #000000" style:writing-mode="lr-tb"/>
    </style:style>
    <style:style style:name="Table18.D5" style:family="table-cell">
      <style:table-cell-properties style:vertical-align="top" fo:padding="0cm" fo:border-left="1pt solid #000000" fo:border-right="none" fo:border-top="none" fo:border-bottom="1pt solid #000000" style:writing-mode="lr-tb"/>
    </style:style>
    <style:style style:name="Table18.E5" style:family="table-cell">
      <style:table-cell-properties style:vertical-align="top" fo:padding="0cm" fo:border-left="1pt solid #000000" fo:border-right="none" fo:border-top="none" fo:border-bottom="none" style:writing-mode="lr-tb"/>
    </style:style>
    <style:style style:name="Table18.F5" style:family="table-cell">
      <style:table-cell-properties style:vertical-align="top" fo:padding="0cm" fo:border-left="1pt solid #000000" fo:border-right="none" fo:border-top="none" fo:border-bottom="none" style:writing-mode="lr-tb"/>
    </style:style>
    <style:style style:name="Table18.G5" style:family="table-cell">
      <style:table-cell-properties style:vertical-align="top" fo:padding="0cm" fo:border-left="1pt solid #000000" fo:border-right="none" fo:border-top="none" fo:border-bottom="none" style:writing-mode="lr-tb"/>
    </style:style>
    <style:style style:name="Table18.H5" style:family="table-cell">
      <style:table-cell-properties style:vertical-align="top" fo:padding="0cm" fo:border-left="1pt solid #000000" fo:border-right="none" fo:border-top="none" fo:border-bottom="none" style:writing-mode="lr-tb"/>
    </style:style>
    <style:style style:name="Table18.I5" style:family="table-cell">
      <style:table-cell-properties style:vertical-align="top" fo:padding="0cm" fo:border-left="1pt solid #000000" fo:border-right="none" fo:border-top="1pt solid #000000" fo:border-bottom="1pt solid #000000" style:writing-mode="lr-tb"/>
    </style:style>
    <style:style style:name="Table18.J5" style:family="table-cell">
      <style:table-cell-properties style:vertical-align="top" fo:padding="0cm" fo:border-left="1pt solid #000000" fo:border-right="none" fo:border-top="none" fo:border-bottom="none" style:writing-mode="lr-tb"/>
    </style:style>
    <style:style style:name="Table18.K5" style:family="table-cell">
      <style:table-cell-properties style:vertical-align="top" fo:background-color="#7f7f7f" fo:padding="0cm" fo:border="1pt solid #000000" style:writing-mode="lr-tb">
        <style:background-image/>
      </style:table-cell-properties>
    </style:style>
    <style:style style:name="Table18.A6"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6" style:family="table-cell">
      <style:table-cell-properties style:vertical-align="top" fo:padding="0cm" fo:border-left="1pt solid #000000" fo:border-right="none" fo:border-top="none" fo:border-bottom="1pt solid #000000" style:writing-mode="lr-tb"/>
    </style:style>
    <style:style style:name="Table18.D6" style:family="table-cell">
      <style:table-cell-properties style:vertical-align="top" fo:padding="0cm" fo:border-left="1pt solid #000000" fo:border-right="none" fo:border-top="none" fo:border-bottom="1pt solid #000000" style:writing-mode="lr-tb"/>
    </style:style>
    <style:style style:name="Table18.E6" style:family="table-cell">
      <style:table-cell-properties style:vertical-align="top" fo:padding="0cm" fo:border-left="1pt solid #000000" fo:border-right="none" fo:border-top="1pt solid #000000" fo:border-bottom="1pt solid #000000" style:writing-mode="lr-tb"/>
    </style:style>
    <style:style style:name="Table18.F6" style:family="table-cell">
      <style:table-cell-properties style:vertical-align="top" fo:padding="0cm" fo:border-left="1pt solid #000000" fo:border-right="none" fo:border-top="none" fo:border-bottom="none" style:writing-mode="lr-tb"/>
    </style:style>
    <style:style style:name="Table18.G6" style:family="table-cell">
      <style:table-cell-properties style:vertical-align="top" fo:padding="0cm" fo:border-left="1pt solid #000000" fo:border-right="none" fo:border-top="1pt solid #000000" fo:border-bottom="1pt solid #000000" style:writing-mode="lr-tb"/>
    </style:style>
    <style:style style:name="Table18.H6" style:family="table-cell">
      <style:table-cell-properties style:vertical-align="top" fo:background-color="#7f7f7f" fo:padding="0cm" fo:border-left="1pt solid #000000" fo:border-right="none" fo:border-top="1pt solid #000000" fo:border-bottom="1pt solid #000000" style:writing-mode="lr-tb">
        <style:background-image/>
      </style:table-cell-properties>
    </style:style>
    <style:style style:name="Table18.I6" style:family="table-cell">
      <style:table-cell-properties style:vertical-align="top" fo:padding="0cm" fo:border-left="1pt solid #000000" fo:border-right="none" fo:border-top="none" fo:border-bottom="none" style:writing-mode="lr-tb"/>
    </style:style>
    <style:style style:name="Table18.K6" style:family="table-cell">
      <style:table-cell-properties style:vertical-align="top" fo:padding="0cm" fo:border-left="1pt solid #000000" fo:border-right="1pt solid #000000" fo:border-top="none" fo:border-bottom="1pt solid #000000" style:writing-mode="lr-tb"/>
    </style:style>
    <style:style style:name="Table18.A7"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7" style:family="table-cell">
      <style:table-cell-properties style:vertical-align="top" fo:padding="0cm" fo:border-left="1pt solid #000000" fo:border-right="none" fo:border-top="none" fo:border-bottom="none" style:writing-mode="lr-tb"/>
    </style:style>
    <style:style style:name="Table18.D7" style:family="table-cell">
      <style:table-cell-properties style:vertical-align="top" fo:padding="0cm" fo:border-left="1pt solid #000000" fo:border-right="none" fo:border-top="none" fo:border-bottom="1pt solid #000000" style:writing-mode="lr-tb"/>
    </style:style>
    <style:style style:name="Table18.E7" style:family="table-cell">
      <style:table-cell-properties style:vertical-align="top" fo:padding="0cm" fo:border-left="1pt solid #000000" fo:border-right="none" fo:border-top="none" fo:border-bottom="none" style:writing-mode="lr-tb"/>
    </style:style>
    <style:style style:name="Table18.F7" style:family="table-cell">
      <style:table-cell-properties style:vertical-align="top" fo:padding="0cm" fo:border-left="1pt solid #000000" fo:border-right="none" fo:border-top="none" fo:border-bottom="none" style:writing-mode="lr-tb"/>
    </style:style>
    <style:style style:name="Table18.G7" style:family="table-cell">
      <style:table-cell-properties style:vertical-align="top" fo:padding="0cm" fo:border-left="1pt solid #000000" fo:border-right="none" fo:border-top="none" fo:border-bottom="none" style:writing-mode="lr-tb"/>
    </style:style>
    <style:style style:name="Table18.H7" style:family="table-cell">
      <style:table-cell-properties style:vertical-align="top" fo:padding="0cm" fo:border-left="1pt solid #000000" fo:border-right="none" fo:border-top="none" fo:border-bottom="1pt solid #000000" style:writing-mode="lr-tb"/>
    </style:style>
    <style:style style:name="Table18.K7" style:family="table-cell">
      <style:table-cell-properties style:vertical-align="top" fo:padding="0cm" fo:border-left="1pt solid #000000" fo:border-right="1pt solid #000000" fo:border-top="none" fo:border-bottom="1pt solid #000000" style:writing-mode="lr-tb"/>
    </style:style>
    <style:style style:name="Table18.A8"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8" style:family="table-cell">
      <style:table-cell-properties style:vertical-align="top" fo:padding="0cm" fo:border-left="1pt solid #000000" fo:border-right="none" fo:border-top="1pt solid #000000" fo:border-bottom="1pt solid #000000" style:writing-mode="lr-tb"/>
    </style:style>
    <style:style style:name="Table18.D8" style:family="table-cell">
      <style:table-cell-properties style:vertical-align="top" fo:padding="0cm" fo:border-left="1pt solid #000000" fo:border-right="none" fo:border-top="none" fo:border-bottom="1pt solid #000000" style:writing-mode="lr-tb"/>
    </style:style>
    <style:style style:name="Table18.E8" style:family="table-cell">
      <style:table-cell-properties style:vertical-align="top" fo:padding="0cm" fo:border-left="1pt solid #000000" fo:border-right="none" fo:border-top="1pt solid #000000" fo:border-bottom="1pt solid #000000" style:writing-mode="lr-tb"/>
    </style:style>
    <style:style style:name="Table18.F8" style:family="table-cell">
      <style:table-cell-properties style:vertical-align="top" fo:padding="0cm" fo:border-left="1pt solid #000000" fo:border-right="none" fo:border-top="none" fo:border-bottom="none" style:writing-mode="lr-tb"/>
    </style:style>
    <style:style style:name="Table18.G8" style:family="table-cell">
      <style:table-cell-properties style:vertical-align="top" fo:padding="0cm" fo:border-left="1pt solid #000000" fo:border-right="none" fo:border-top="1pt solid #000000" fo:border-bottom="1pt solid #000000" style:writing-mode="lr-tb"/>
    </style:style>
    <style:style style:name="Table18.H8" style:family="table-cell">
      <style:table-cell-properties style:vertical-align="top" fo:padding="0cm" fo:border-left="1pt solid #000000" fo:border-right="none" fo:border-top="none" fo:border-bottom="1pt solid #000000" style:writing-mode="lr-tb"/>
    </style:style>
    <style:style style:name="Table18.K8" style:family="table-cell">
      <style:table-cell-properties style:vertical-align="top" fo:padding="0cm" fo:border-left="1pt solid #000000" fo:border-right="1pt solid #000000" fo:border-top="none" fo:border-bottom="none" style:writing-mode="lr-tb"/>
    </style:style>
    <style:style style:name="Table18.A9"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9" style:family="table-cell">
      <style:table-cell-properties style:vertical-align="top" fo:padding="0cm" fo:border-left="1pt solid #000000" fo:border-right="none" fo:border-top="none" fo:border-bottom="none" style:writing-mode="lr-tb"/>
    </style:style>
    <style:style style:name="Table18.D9" style:family="table-cell">
      <style:table-cell-properties style:vertical-align="top" fo:padding="0cm" fo:border-left="1pt solid #000000" fo:border-right="none" fo:border-top="none" fo:border-bottom="1pt solid #000000" style:writing-mode="lr-tb"/>
    </style:style>
    <style:style style:name="Table18.E9" style:family="table-cell">
      <style:table-cell-properties style:vertical-align="top" fo:padding="0cm" fo:border-left="1pt solid #000000" fo:border-right="none" fo:border-top="none" fo:border-bottom="none" style:writing-mode="lr-tb"/>
    </style:style>
    <style:style style:name="Table18.F9" style:family="table-cell">
      <style:table-cell-properties style:vertical-align="top" fo:padding="0cm" fo:border-left="1pt solid #000000" fo:border-right="none" fo:border-top="none" fo:border-bottom="none" style:writing-mode="lr-tb"/>
    </style:style>
    <style:style style:name="Table18.G9" style:family="table-cell">
      <style:table-cell-properties style:vertical-align="top" fo:padding="0cm" fo:border-left="1pt solid #000000" fo:border-right="none" fo:border-top="none" fo:border-bottom="none" style:writing-mode="lr-tb"/>
    </style:style>
    <style:style style:name="Table18.H9" style:family="table-cell">
      <style:table-cell-properties style:vertical-align="top" fo:padding="0cm" fo:border-left="1pt solid #000000" fo:border-right="none" fo:border-top="none" fo:border-bottom="1pt solid #000000" style:writing-mode="lr-tb"/>
    </style:style>
    <style:style style:name="Table18.J9" style:family="table-cell">
      <style:table-cell-properties style:vertical-align="top" fo:padding="0cm" fo:border-left="1pt solid #000000" fo:border-right="none" fo:border-top="none" fo:border-bottom="1pt solid #000000" style:writing-mode="lr-tb"/>
    </style:style>
    <style:style style:name="Table18.K9" style:family="table-cell">
      <style:table-cell-properties style:vertical-align="top" fo:background-color="#7f7f7f" fo:padding="0cm" fo:border-left="1pt solid #000000" fo:border-right="1pt solid #000000" fo:border-top="1pt solid #000000" fo:border-bottom="none" style:writing-mode="lr-tb">
        <style:background-image/>
      </style:table-cell-properties>
    </style:style>
    <style:style style:name="Table18.A10"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10" style:family="table-cell">
      <style:table-cell-properties style:vertical-align="top" fo:padding="0cm" fo:border-left="1pt solid #000000" fo:border-right="none" fo:border-top="none" fo:border-bottom="none" style:writing-mode="lr-tb"/>
    </style:style>
    <style:style style:name="Table18.D10" style:family="table-cell">
      <style:table-cell-properties style:vertical-align="top" fo:padding="0cm" fo:border-left="1pt solid #000000" fo:border-right="none" fo:border-top="none" fo:border-bottom="1pt solid #000000" style:writing-mode="lr-tb"/>
    </style:style>
    <style:style style:name="Table18.E10" style:family="table-cell">
      <style:table-cell-properties style:vertical-align="top" fo:padding="0cm" fo:border-left="1pt solid #000000" fo:border-right="none" fo:border-top="1pt solid #000000" fo:border-bottom="1pt solid #000000" style:writing-mode="lr-tb"/>
    </style:style>
    <style:style style:name="Table18.F10" style:family="table-cell">
      <style:table-cell-properties style:vertical-align="top" fo:padding="0cm" fo:border-left="1pt solid #000000" fo:border-right="none" fo:border-top="none" fo:border-bottom="none" style:writing-mode="lr-tb"/>
    </style:style>
    <style:style style:name="Table18.G10" style:family="table-cell">
      <style:table-cell-properties style:vertical-align="top" fo:padding="0cm" fo:border-left="1pt solid #000000" fo:border-right="none" fo:border-top="1pt solid #000000" fo:border-bottom="1pt solid #000000" style:writing-mode="lr-tb"/>
    </style:style>
    <style:style style:name="Table18.H10" style:family="table-cell">
      <style:table-cell-properties style:vertical-align="top" fo:padding="0cm" fo:border-left="1pt solid #000000" fo:border-right="none" fo:border-top="none" fo:border-bottom="none" style:writing-mode="lr-tb"/>
    </style:style>
    <style:style style:name="Table18.J10" style:family="table-cell">
      <style:table-cell-properties style:vertical-align="top" fo:padding="0cm" fo:border-left="1pt solid #000000" fo:border-right="none" fo:border-top="none" fo:border-bottom="none" style:writing-mode="lr-tb"/>
    </style:style>
    <style:style style:name="Table18.K10" style:family="table-cell">
      <style:table-cell-properties style:vertical-align="top" fo:padding="0cm" fo:border="1pt solid #000000" style:writing-mode="lr-tb"/>
    </style:style>
    <style:style style:name="Table18.A11"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11" style:family="table-cell">
      <style:table-cell-properties style:vertical-align="top" fo:padding="0cm" fo:border-left="1pt solid #000000" fo:border-right="none" fo:border-top="none" fo:border-bottom="none" style:writing-mode="lr-tb"/>
    </style:style>
    <style:style style:name="Table18.D11" style:family="table-cell">
      <style:table-cell-properties style:vertical-align="top" fo:padding="0cm" fo:border-left="1pt solid #000000" fo:border-right="none" fo:border-top="none" fo:border-bottom="1pt solid #000000" style:writing-mode="lr-tb"/>
    </style:style>
    <style:style style:name="Table18.E11" style:family="table-cell">
      <style:table-cell-properties style:vertical-align="top" fo:padding="0cm" fo:border-left="1pt solid #000000" fo:border-right="none" fo:border-top="none" fo:border-bottom="none" style:writing-mode="lr-tb"/>
    </style:style>
    <style:style style:name="Table18.F11" style:family="table-cell">
      <style:table-cell-properties style:vertical-align="top" fo:padding="0cm" fo:border-left="1pt solid #000000" fo:border-right="none" fo:border-top="none" fo:border-bottom="none" style:writing-mode="lr-tb"/>
    </style:style>
    <style:style style:name="Table18.G11" style:family="table-cell">
      <style:table-cell-properties style:vertical-align="top" fo:padding="0cm" fo:border-left="1pt solid #000000" fo:border-right="none" fo:border-top="none" fo:border-bottom="none" style:writing-mode="lr-tb"/>
    </style:style>
    <style:style style:name="Table18.I11" style:family="table-cell">
      <style:table-cell-properties style:vertical-align="top" fo:padding="0cm" fo:border-left="1pt solid #000000" fo:border-right="none" fo:border-top="none" fo:border-bottom="none" style:writing-mode="lr-tb"/>
    </style:style>
    <style:style style:name="Table18.K11" style:family="table-cell">
      <style:table-cell-properties style:vertical-align="top" fo:padding="0cm" fo:border-left="1pt solid #000000" fo:border-right="1pt solid #000000" fo:border-top="none" fo:border-bottom="1pt solid #000000" style:writing-mode="lr-tb"/>
    </style:style>
    <style:style style:name="Table18.A12"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12" style:family="table-cell">
      <style:table-cell-properties style:vertical-align="top" fo:padding="0cm" fo:border-left="1pt solid #000000" fo:border-right="none" fo:border-top="none" fo:border-bottom="none" style:writing-mode="lr-tb"/>
    </style:style>
    <style:style style:name="Table18.D12" style:family="table-cell">
      <style:table-cell-properties style:vertical-align="top" fo:padding="0cm" fo:border-left="1pt solid #000000" fo:border-right="none" fo:border-top="none" fo:border-bottom="1pt solid #000000" style:writing-mode="lr-tb"/>
    </style:style>
    <style:style style:name="Table18.E12" style:family="table-cell">
      <style:table-cell-properties style:vertical-align="top" fo:padding="0cm" fo:border-left="1pt solid #000000" fo:border-right="none" fo:border-top="1pt solid #000000" fo:border-bottom="1pt solid #000000" style:writing-mode="lr-tb"/>
    </style:style>
    <style:style style:name="Table18.F12" style:family="table-cell">
      <style:table-cell-properties style:vertical-align="top" fo:padding="0cm" fo:border-left="1pt solid #000000" fo:border-right="none" fo:border-top="none" fo:border-bottom="none" style:writing-mode="lr-tb"/>
    </style:style>
    <style:style style:name="Table18.G12" style:family="table-cell">
      <style:table-cell-properties style:vertical-align="top" fo:padding="0cm" fo:border-left="1pt solid #000000" fo:border-right="none" fo:border-top="1pt solid #000000" fo:border-bottom="1pt solid #000000" style:writing-mode="lr-tb"/>
    </style:style>
    <style:style style:name="Table18.H12" style:family="table-cell">
      <style:table-cell-properties style:vertical-align="top" fo:padding="0cm" fo:border-left="1pt solid #000000" fo:border-right="none" fo:border-top="none" fo:border-bottom="1pt solid #000000" style:writing-mode="lr-tb"/>
    </style:style>
    <style:style style:name="Table18.K12" style:family="table-cell">
      <style:table-cell-properties style:vertical-align="top" fo:padding="0cm" fo:border-left="1pt solid #000000" fo:border-right="1pt solid #000000" fo:border-top="none" fo:border-bottom="1pt solid #000000" style:writing-mode="lr-tb"/>
    </style:style>
    <style:style style:name="Table18.A13"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13" style:family="table-cell">
      <style:table-cell-properties style:vertical-align="top" fo:padding="0cm" fo:border-left="1pt solid #000000" fo:border-right="none" fo:border-top="none" fo:border-bottom="none" style:writing-mode="lr-tb"/>
    </style:style>
    <style:style style:name="Table18.D13" style:family="table-cell">
      <style:table-cell-properties style:vertical-align="top" fo:padding="0cm" fo:border-left="1pt solid #000000" fo:border-right="none" fo:border-top="none" fo:border-bottom="1pt solid #000000" style:writing-mode="lr-tb"/>
    </style:style>
    <style:style style:name="Table18.E13" style:family="table-cell">
      <style:table-cell-properties style:vertical-align="top" fo:padding="0cm" fo:border-left="1pt solid #000000" fo:border-right="none" fo:border-top="none" fo:border-bottom="1pt solid #000000" style:writing-mode="lr-tb"/>
    </style:style>
    <style:style style:name="Table18.F13" style:family="table-cell">
      <style:table-cell-properties style:vertical-align="top" fo:padding="0cm" fo:border-left="1pt solid #000000" fo:border-right="none" fo:border-top="none" fo:border-bottom="none" style:writing-mode="lr-tb"/>
    </style:style>
    <style:style style:name="Table18.G13" style:family="table-cell">
      <style:table-cell-properties style:vertical-align="top" fo:padding="0cm" fo:border-left="1pt solid #000000" fo:border-right="none" fo:border-top="none" fo:border-bottom="1pt solid #000000" style:writing-mode="lr-tb"/>
    </style:style>
    <style:style style:name="Table18.H13" style:family="table-cell">
      <style:table-cell-properties style:vertical-align="top" fo:padding="0cm" fo:border-left="1pt solid #000000" fo:border-right="none" fo:border-top="none" fo:border-bottom="1pt solid #000000" style:writing-mode="lr-tb"/>
    </style:style>
    <style:style style:name="Table18.J13" style:family="table-cell">
      <style:table-cell-properties style:vertical-align="top" fo:padding="0cm" fo:border-left="1pt solid #000000" fo:border-right="none" fo:border-top="none" fo:border-bottom="none" style:writing-mode="lr-tb"/>
    </style:style>
    <style:style style:name="Table18.K13" style:family="table-cell">
      <style:table-cell-properties style:vertical-align="top" fo:padding="0cm" fo:border-left="1pt solid #000000" fo:border-right="1pt solid #000000" fo:border-top="none" fo:border-bottom="1pt solid #000000" style:writing-mode="lr-tb"/>
    </style:style>
    <style:style style:name="Table18.A14"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14" style:family="table-cell">
      <style:table-cell-properties style:vertical-align="top" fo:padding="0cm" fo:border-left="1pt solid #000000" fo:border-right="none" fo:border-top="none" fo:border-bottom="none" style:writing-mode="lr-tb"/>
    </style:style>
    <style:style style:name="Table18.E14" style:family="table-cell">
      <style:table-cell-properties style:vertical-align="top" fo:padding="0cm" fo:border-left="1pt solid #000000" fo:border-right="none" fo:border-top="none" fo:border-bottom="1pt solid #000000" style:writing-mode="lr-tb"/>
    </style:style>
    <style:style style:name="Table18.F14" style:family="table-cell">
      <style:table-cell-properties style:vertical-align="top" fo:padding="0cm" fo:border-left="1pt solid #000000" fo:border-right="none" fo:border-top="none" fo:border-bottom="none" style:writing-mode="lr-tb"/>
    </style:style>
    <style:style style:name="Table18.G14" style:family="table-cell">
      <style:table-cell-properties style:vertical-align="top" fo:padding="0cm" fo:border-left="1pt solid #000000" fo:border-right="none" fo:border-top="none" fo:border-bottom="1pt solid #000000" style:writing-mode="lr-tb"/>
    </style:style>
    <style:style style:name="Table18.H14" style:family="table-cell">
      <style:table-cell-properties style:vertical-align="top" fo:padding="0cm" fo:border-left="1pt solid #000000" fo:border-right="none" fo:border-top="none" fo:border-bottom="none" style:writing-mode="lr-tb"/>
    </style:style>
    <style:style style:name="Table18.I14" style:family="table-cell">
      <style:table-cell-properties style:vertical-align="top" fo:padding="0cm" fo:border-left="1pt solid #000000" fo:border-right="none" fo:border-top="none" fo:border-bottom="1pt solid #000000" style:writing-mode="lr-tb"/>
    </style:style>
    <style:style style:name="Table18.K14" style:family="table-cell">
      <style:table-cell-properties style:vertical-align="top" fo:padding="0cm" fo:border-left="1pt solid #000000" fo:border-right="1pt solid #000000" fo:border-top="none" fo:border-bottom="1pt solid #000000" style:writing-mode="lr-tb"/>
    </style:style>
    <style:style style:name="Table18.A15"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15" style:family="table-cell">
      <style:table-cell-properties style:vertical-align="top" fo:padding="0cm" fo:border-left="1pt solid #000000" fo:border-right="none" fo:border-top="1pt solid #000000" fo:border-bottom="1pt solid #000000" style:writing-mode="lr-tb"/>
    </style:style>
    <style:style style:name="Table18.C15" style:family="table-cell">
      <style:table-cell-properties style:vertical-align="top" fo:padding="0cm" fo:border-left="1pt solid #000000" fo:border-right="none" fo:border-top="none" fo:border-bottom="none" style:writing-mode="lr-tb"/>
    </style:style>
    <style:style style:name="Table18.E15" style:family="table-cell">
      <style:table-cell-properties style:vertical-align="top" fo:padding="0cm" fo:border-left="1pt solid #000000" fo:border-right="none" fo:border-top="none" fo:border-bottom="1pt solid #000000" style:writing-mode="lr-tb"/>
    </style:style>
    <style:style style:name="Table18.F15" style:family="table-cell">
      <style:table-cell-properties style:vertical-align="top" fo:padding="0cm" fo:border-left="1pt solid #000000" fo:border-right="none" fo:border-top="none" fo:border-bottom="none" style:writing-mode="lr-tb"/>
    </style:style>
    <style:style style:name="Table18.G15" style:family="table-cell">
      <style:table-cell-properties style:vertical-align="top" fo:padding="0cm" fo:border-left="1pt solid #000000" fo:border-right="none" fo:border-top="none" fo:border-bottom="1pt solid #000000" style:writing-mode="lr-tb"/>
    </style:style>
    <style:style style:name="Table18.I15" style:family="table-cell">
      <style:table-cell-properties style:vertical-align="top" fo:padding="0cm" fo:border-left="1pt solid #000000" fo:border-right="none" fo:border-top="none" fo:border-bottom="none" style:writing-mode="lr-tb"/>
    </style:style>
    <style:style style:name="Table18.J15" style:family="table-cell">
      <style:table-cell-properties style:vertical-align="top" fo:padding="0cm" fo:border-left="1pt solid #000000" fo:border-right="none" fo:border-top="none" fo:border-bottom="1pt solid #000000" style:writing-mode="lr-tb"/>
    </style:style>
    <style:style style:name="Table18.K15" style:family="table-cell">
      <style:table-cell-properties style:vertical-align="top" fo:padding="0cm" fo:border-left="1pt solid #000000" fo:border-right="1pt solid #000000" fo:border-top="none" fo:border-bottom="1pt solid #000000" style:writing-mode="lr-tb"/>
    </style:style>
    <style:style style:name="Table18.A16"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16" style:family="table-cell">
      <style:table-cell-properties style:vertical-align="top" fo:padding="0cm" fo:border-left="1pt solid #000000" fo:border-right="none" fo:border-top="none" fo:border-bottom="none" style:writing-mode="lr-tb"/>
    </style:style>
    <style:style style:name="Table18.D16" style:family="table-cell">
      <style:table-cell-properties style:vertical-align="top" fo:padding="0cm" fo:border-left="1pt solid #000000" fo:border-right="none" fo:border-top="1pt solid #000000" fo:border-bottom="1pt solid #000000" style:writing-mode="lr-tb"/>
    </style:style>
    <style:style style:name="Table18.E16" style:family="table-cell">
      <style:table-cell-properties style:vertical-align="top" fo:padding="0cm" fo:border-left="1pt solid #000000" fo:border-right="none" fo:border-top="none" fo:border-bottom="1pt solid #000000" style:writing-mode="lr-tb"/>
    </style:style>
    <style:style style:name="Table18.F16" style:family="table-cell">
      <style:table-cell-properties style:vertical-align="top" fo:padding="0cm" fo:border-left="1pt solid #000000" fo:border-right="none" fo:border-top="none" fo:border-bottom="none" style:writing-mode="lr-tb"/>
    </style:style>
    <style:style style:name="Table18.G16" style:family="table-cell">
      <style:table-cell-properties style:vertical-align="top" fo:padding="0cm" fo:border-left="1pt solid #000000" fo:border-right="none" fo:border-top="none" fo:border-bottom="1pt solid #000000" style:writing-mode="lr-tb"/>
    </style:style>
    <style:style style:name="Table18.H16" style:family="table-cell">
      <style:table-cell-properties style:vertical-align="top" fo:padding="0cm" fo:border-left="1pt solid #000000" fo:border-right="none" fo:border-top="none" fo:border-bottom="1pt solid #000000" style:writing-mode="lr-tb"/>
    </style:style>
    <style:style style:name="Table18.J16" style:family="table-cell">
      <style:table-cell-properties style:vertical-align="top" fo:padding="0cm" fo:border-left="1pt solid #000000" fo:border-right="none" fo:border-top="none" fo:border-bottom="none" style:writing-mode="lr-tb"/>
    </style:style>
    <style:style style:name="Table18.K16" style:family="table-cell">
      <style:table-cell-properties style:vertical-align="top" fo:padding="0cm" fo:border-left="1pt solid #000000" fo:border-right="1pt solid #000000" fo:border-top="none" fo:border-bottom="1pt solid #000000" style:writing-mode="lr-tb"/>
    </style:style>
    <style:style style:name="Table18.A17"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17" style:family="table-cell">
      <style:table-cell-properties style:vertical-align="top" fo:padding="0cm" fo:border-left="1pt solid #000000" fo:border-right="none" fo:border-top="none" fo:border-bottom="none" style:writing-mode="lr-tb"/>
    </style:style>
    <style:style style:name="Table18.E17" style:family="table-cell">
      <style:table-cell-properties style:vertical-align="top" fo:padding="0cm" fo:border-left="1pt solid #000000" fo:border-right="none" fo:border-top="none" fo:border-bottom="1pt solid #000000" style:writing-mode="lr-tb"/>
    </style:style>
    <style:style style:name="Table18.F17" style:family="table-cell">
      <style:table-cell-properties style:vertical-align="top" fo:padding="0cm" fo:border-left="1pt solid #000000" fo:border-right="none" fo:border-top="none" fo:border-bottom="none" style:writing-mode="lr-tb"/>
    </style:style>
    <style:style style:name="Table18.G17" style:family="table-cell">
      <style:table-cell-properties style:vertical-align="top" fo:padding="0cm" fo:border-left="1pt solid #000000" fo:border-right="none" fo:border-top="none" fo:border-bottom="1pt solid #000000" style:writing-mode="lr-tb"/>
    </style:style>
    <style:style style:name="Table18.H17" style:family="table-cell">
      <style:table-cell-properties style:vertical-align="top" fo:padding="0cm" fo:border-left="1pt solid #000000" fo:border-right="none" fo:border-top="none" fo:border-bottom="1pt solid #000000" style:writing-mode="lr-tb"/>
    </style:style>
    <style:style style:name="Table18.I17" style:family="table-cell">
      <style:table-cell-properties style:vertical-align="top" fo:padding="0cm" fo:border-left="1pt solid #000000" fo:border-right="none" fo:border-top="none" fo:border-bottom="none" style:writing-mode="lr-tb"/>
    </style:style>
    <style:style style:name="Table18.K17" style:family="table-cell">
      <style:table-cell-properties style:vertical-align="top" fo:padding="0cm" fo:border-left="1pt solid #000000" fo:border-right="1pt solid #000000" fo:border-top="none" fo:border-bottom="1pt solid #000000" style:writing-mode="lr-tb"/>
    </style:style>
    <style:style style:name="Table18.A18"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18" style:family="table-cell">
      <style:table-cell-properties style:vertical-align="top" fo:padding="0cm" fo:border-left="1pt solid #000000" fo:border-right="none" fo:border-top="none" fo:border-bottom="none" style:writing-mode="lr-tb"/>
    </style:style>
    <style:style style:name="Table18.C18" style:family="table-cell">
      <style:table-cell-properties style:vertical-align="top" fo:padding="0cm" fo:border-left="1pt solid #000000" fo:border-right="none" fo:border-top="1pt solid #000000" fo:border-bottom="1pt solid #000000" style:writing-mode="lr-tb"/>
    </style:style>
    <style:style style:name="Table18.E18" style:family="table-cell">
      <style:table-cell-properties style:vertical-align="top" fo:padding="0cm" fo:border-left="1pt solid #000000" fo:border-right="none" fo:border-top="none" fo:border-bottom="1pt solid #000000" style:writing-mode="lr-tb"/>
    </style:style>
    <style:style style:name="Table18.F18" style:family="table-cell">
      <style:table-cell-properties style:vertical-align="top" fo:padding="0cm" fo:border-left="1pt solid #000000" fo:border-right="none" fo:border-top="none" fo:border-bottom="none" style:writing-mode="lr-tb"/>
    </style:style>
    <style:style style:name="Table18.G18" style:family="table-cell">
      <style:table-cell-properties style:vertical-align="top" fo:padding="0cm" fo:border-left="1pt solid #000000" fo:border-right="none" fo:border-top="none" fo:border-bottom="1pt solid #000000" style:writing-mode="lr-tb"/>
    </style:style>
    <style:style style:name="Table18.H18" style:family="table-cell">
      <style:table-cell-properties style:vertical-align="top" fo:padding="0cm" fo:border-left="1pt solid #000000" fo:border-right="none" fo:border-top="none" fo:border-bottom="1pt solid #000000" style:writing-mode="lr-tb"/>
    </style:style>
    <style:style style:name="Table18.K18" style:family="table-cell">
      <style:table-cell-properties style:vertical-align="top" fo:padding="0cm" fo:border-left="1pt solid #000000" fo:border-right="1pt solid #000000" fo:border-top="none" fo:border-bottom="1pt solid #000000" style:writing-mode="lr-tb"/>
    </style:style>
    <style:style style:name="Table18.A19"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19" style:family="table-cell">
      <style:table-cell-properties style:vertical-align="top" fo:padding="0cm" fo:border-left="1pt solid #000000" fo:border-right="none" fo:border-top="none" fo:border-bottom="none" style:writing-mode="lr-tb"/>
    </style:style>
    <style:style style:name="Table18.E19" style:family="table-cell">
      <style:table-cell-properties style:vertical-align="top" fo:padding="0cm" fo:border-left="1pt solid #000000" fo:border-right="none" fo:border-top="none" fo:border-bottom="1pt solid #000000" style:writing-mode="lr-tb"/>
    </style:style>
    <style:style style:name="Table18.F19" style:family="table-cell">
      <style:table-cell-properties style:vertical-align="top" fo:padding="0cm" fo:border-left="1pt solid #000000" fo:border-right="none" fo:border-top="none" fo:border-bottom="none" style:writing-mode="lr-tb"/>
    </style:style>
    <style:style style:name="Table18.G19" style:family="table-cell">
      <style:table-cell-properties style:vertical-align="top" fo:padding="0cm" fo:border-left="1pt solid #000000" fo:border-right="none" fo:border-top="none" fo:border-bottom="1pt solid #000000" style:writing-mode="lr-tb"/>
    </style:style>
    <style:style style:name="Table18.H19" style:family="table-cell">
      <style:table-cell-properties style:vertical-align="top" fo:padding="0cm" fo:border-left="1pt solid #000000" fo:border-right="none" fo:border-top="none" fo:border-bottom="none" style:writing-mode="lr-tb"/>
    </style:style>
    <style:style style:name="Table18.J19" style:family="table-cell">
      <style:table-cell-properties style:vertical-align="top" fo:padding="0cm" fo:border-left="1pt solid #000000" fo:border-right="none" fo:border-top="none" fo:border-bottom="1pt solid #000000" style:writing-mode="lr-tb"/>
    </style:style>
    <style:style style:name="Table18.K19" style:family="table-cell">
      <style:table-cell-properties style:vertical-align="top" fo:padding="0cm" fo:border-left="1pt solid #000000" fo:border-right="1pt solid #000000" fo:border-top="none" fo:border-bottom="1pt solid #000000" style:writing-mode="lr-tb"/>
    </style:style>
    <style:style style:name="Table18.A20"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20" style:family="table-cell">
      <style:table-cell-properties style:vertical-align="top" fo:padding="0cm" fo:border-left="1pt solid #000000" fo:border-right="none" fo:border-top="none" fo:border-bottom="none" style:writing-mode="lr-tb"/>
    </style:style>
    <style:style style:name="Table18.D20" style:family="table-cell">
      <style:table-cell-properties style:vertical-align="top" fo:padding="0cm" fo:border-left="1pt solid #000000" fo:border-right="none" fo:border-top="1pt solid #000000" fo:border-bottom="1pt solid #000000" style:writing-mode="lr-tb"/>
    </style:style>
    <style:style style:name="Table18.E20" style:family="table-cell">
      <style:table-cell-properties style:vertical-align="top" fo:padding="0cm" fo:border-left="1pt solid #000000" fo:border-right="none" fo:border-top="none" fo:border-bottom="1pt solid #000000" style:writing-mode="lr-tb"/>
    </style:style>
    <style:style style:name="Table18.F20" style:family="table-cell">
      <style:table-cell-properties style:vertical-align="top" fo:padding="0cm" fo:border-left="1pt solid #000000" fo:border-right="none" fo:border-top="none" fo:border-bottom="none" style:writing-mode="lr-tb"/>
    </style:style>
    <style:style style:name="Table18.G20" style:family="table-cell">
      <style:table-cell-properties style:vertical-align="top" fo:padding="0cm" fo:border-left="1pt solid #000000" fo:border-right="none" fo:border-top="none" fo:border-bottom="1pt solid #000000" style:writing-mode="lr-tb"/>
    </style:style>
    <style:style style:name="Table18.J20" style:family="table-cell">
      <style:table-cell-properties style:vertical-align="top" fo:padding="0cm" fo:border-left="1pt solid #000000" fo:border-right="none" fo:border-top="none" fo:border-bottom="1pt solid #000000" style:writing-mode="lr-tb"/>
    </style:style>
    <style:style style:name="Table18.K20" style:family="table-cell">
      <style:table-cell-properties style:vertical-align="top" fo:padding="0cm" fo:border-left="1pt solid #000000" fo:border-right="1pt solid #000000" fo:border-top="none" fo:border-bottom="1pt solid #000000" style:writing-mode="lr-tb"/>
    </style:style>
    <style:style style:name="Table18.A21"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21" style:family="table-cell">
      <style:table-cell-properties style:vertical-align="top" fo:padding="0cm" fo:border-left="1pt solid #000000" fo:border-right="none" fo:border-top="none" fo:border-bottom="1pt solid #000000" style:writing-mode="lr-tb"/>
    </style:style>
    <style:style style:name="Table18.D21" style:family="table-cell">
      <style:table-cell-properties style:vertical-align="top" fo:padding="0cm" fo:border-left="1pt solid #000000" fo:border-right="none" fo:border-top="none" fo:border-bottom="none" style:writing-mode="lr-tb"/>
    </style:style>
    <style:style style:name="Table18.E21" style:family="table-cell">
      <style:table-cell-properties style:vertical-align="top" fo:padding="0cm" fo:border-left="1pt solid #000000" fo:border-right="none" fo:border-top="none" fo:border-bottom="1pt solid #000000" style:writing-mode="lr-tb"/>
    </style:style>
    <style:style style:name="Table18.F21" style:family="table-cell">
      <style:table-cell-properties style:vertical-align="top" fo:padding="0cm" fo:border-left="1pt solid #000000" fo:border-right="none" fo:border-top="none" fo:border-bottom="none" style:writing-mode="lr-tb"/>
    </style:style>
    <style:style style:name="Table18.G21" style:family="table-cell">
      <style:table-cell-properties style:vertical-align="top" fo:padding="0cm" fo:border-left="1pt solid #000000" fo:border-right="none" fo:border-top="none" fo:border-bottom="1pt solid #000000" style:writing-mode="lr-tb"/>
    </style:style>
    <style:style style:name="Table18.J21" style:family="table-cell">
      <style:table-cell-properties style:vertical-align="top" fo:padding="0cm" fo:border-left="1pt solid #000000" fo:border-right="none" fo:border-top="none" fo:border-bottom="1pt solid #000000" style:writing-mode="lr-tb"/>
    </style:style>
    <style:style style:name="Table18.K21" style:family="table-cell">
      <style:table-cell-properties style:vertical-align="top" fo:padding="0cm" fo:border-left="1pt solid #000000" fo:border-right="1pt solid #000000" fo:border-top="none" fo:border-bottom="1pt solid #000000" style:writing-mode="lr-tb"/>
    </style:style>
    <style:style style:name="Table18.A22"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22" style:family="table-cell">
      <style:table-cell-properties style:vertical-align="top" fo:padding="0cm" fo:border-left="1pt solid #000000" fo:border-right="none" fo:border-top="none" fo:border-bottom="1pt solid #000000" style:writing-mode="lr-tb"/>
    </style:style>
    <style:style style:name="Table18.C22" style:family="table-cell">
      <style:table-cell-properties style:vertical-align="top" fo:padding="0cm" fo:border-left="1pt solid #000000" fo:border-right="none" fo:border-top="none" fo:border-bottom="1pt solid #000000" style:writing-mode="lr-tb"/>
    </style:style>
    <style:style style:name="Table18.E22" style:family="table-cell">
      <style:table-cell-properties style:vertical-align="top" fo:padding="0cm" fo:border-left="1pt solid #000000" fo:border-right="none" fo:border-top="none" fo:border-bottom="1pt solid #000000" style:writing-mode="lr-tb"/>
    </style:style>
    <style:style style:name="Table18.F22" style:family="table-cell">
      <style:table-cell-properties style:vertical-align="top" fo:padding="0cm" fo:border-left="1pt solid #000000" fo:border-right="none" fo:border-top="none" fo:border-bottom="none" style:writing-mode="lr-tb"/>
    </style:style>
    <style:style style:name="Table18.G22" style:family="table-cell">
      <style:table-cell-properties style:vertical-align="top" fo:padding="0cm" fo:border-left="1pt solid #000000" fo:border-right="none" fo:border-top="none" fo:border-bottom="1pt solid #000000" style:writing-mode="lr-tb"/>
    </style:style>
    <style:style style:name="Table18.I22" style:family="table-cell">
      <style:table-cell-properties style:vertical-align="top" fo:padding="0cm" fo:border-left="1pt solid #000000" fo:border-right="none" fo:border-top="none" fo:border-bottom="none" style:writing-mode="lr-tb"/>
    </style:style>
    <style:style style:name="Table18.J22" style:family="table-cell">
      <style:table-cell-properties style:vertical-align="top" fo:padding="0cm" fo:border-left="1pt solid #000000" fo:border-right="none" fo:border-top="none" fo:border-bottom="none" style:writing-mode="lr-tb"/>
    </style:style>
    <style:style style:name="Table18.K22" style:family="table-cell">
      <style:table-cell-properties style:vertical-align="top" fo:padding="0cm" fo:border-left="1pt solid #000000" fo:border-right="1pt solid #000000" fo:border-top="none" fo:border-bottom="1pt solid #000000" style:writing-mode="lr-tb"/>
    </style:style>
    <style:style style:name="Table18.A23"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23" style:family="table-cell">
      <style:table-cell-properties style:vertical-align="top" fo:padding="0cm" fo:border-left="1pt solid #000000" fo:border-right="none" fo:border-top="none" fo:border-bottom="none" style:writing-mode="lr-tb"/>
    </style:style>
    <style:style style:name="Table18.C23" style:family="table-cell">
      <style:table-cell-properties style:vertical-align="top" fo:padding="0cm" fo:border-left="1pt solid #000000" fo:border-right="none" fo:border-top="none" fo:border-bottom="none" style:writing-mode="lr-tb"/>
    </style:style>
    <style:style style:name="Table18.E23" style:family="table-cell">
      <style:table-cell-properties style:vertical-align="top" fo:padding="0cm" fo:border-left="1pt solid #000000" fo:border-right="none" fo:border-top="none" fo:border-bottom="1pt solid #000000" style:writing-mode="lr-tb"/>
    </style:style>
    <style:style style:name="Table18.F23" style:family="table-cell">
      <style:table-cell-properties style:vertical-align="top" fo:padding="0cm" fo:border-left="1pt solid #000000" fo:border-right="none" fo:border-top="none" fo:border-bottom="none" style:writing-mode="lr-tb"/>
    </style:style>
    <style:style style:name="Table18.G23" style:family="table-cell">
      <style:table-cell-properties style:vertical-align="top" fo:padding="0cm" fo:border-left="1pt solid #000000" fo:border-right="none" fo:border-top="none" fo:border-bottom="1pt solid #000000" style:writing-mode="lr-tb"/>
    </style:style>
    <style:style style:name="Table18.H23" style:family="table-cell">
      <style:table-cell-properties style:vertical-align="top" fo:padding="0cm" fo:border-left="1pt solid #000000" fo:border-right="none" fo:border-top="none" fo:border-bottom="none" style:writing-mode="lr-tb"/>
    </style:style>
    <style:style style:name="Table18.I23" style:family="table-cell">
      <style:table-cell-properties style:vertical-align="top" fo:padding="0cm" fo:border-left="1pt solid #000000" fo:border-right="none" fo:border-top="1pt solid #000000" fo:border-bottom="1pt solid #000000" style:writing-mode="lr-tb"/>
    </style:style>
    <style:style style:name="Table18.K23" style:family="table-cell">
      <style:table-cell-properties style:vertical-align="top" fo:padding="0cm" fo:border-left="1pt solid #000000" fo:border-right="1pt solid #000000" fo:border-top="none" fo:border-bottom="1pt solid #000000" style:writing-mode="lr-tb"/>
    </style:style>
    <style:style style:name="Table18.A24"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24" style:family="table-cell">
      <style:table-cell-properties style:vertical-align="top" fo:padding="0cm" fo:border-left="1pt solid #000000" fo:border-right="none" fo:border-top="none" fo:border-bottom="1pt solid #000000" style:writing-mode="lr-tb"/>
    </style:style>
    <style:style style:name="Table18.E24" style:family="table-cell">
      <style:table-cell-properties style:vertical-align="top" fo:padding="0cm" fo:border-left="1pt solid #000000" fo:border-right="none" fo:border-top="none" fo:border-bottom="1pt solid #000000" style:writing-mode="lr-tb"/>
    </style:style>
    <style:style style:name="Table18.F24" style:family="table-cell">
      <style:table-cell-properties style:vertical-align="top" fo:padding="0cm" fo:border-left="1pt solid #000000" fo:border-right="none" fo:border-top="none" fo:border-bottom="none" style:writing-mode="lr-tb"/>
    </style:style>
    <style:style style:name="Table18.G24" style:family="table-cell">
      <style:table-cell-properties style:vertical-align="top" fo:padding="0cm" fo:border-left="1pt solid #000000" fo:border-right="none" fo:border-top="none" fo:border-bottom="1pt solid #000000" style:writing-mode="lr-tb"/>
    </style:style>
    <style:style style:name="Table18.I24" style:family="table-cell">
      <style:table-cell-properties style:vertical-align="top" fo:padding="0cm" fo:border-left="1pt solid #000000" fo:border-right="none" fo:border-top="none" fo:border-bottom="none" style:writing-mode="lr-tb"/>
    </style:style>
    <style:style style:name="Table18.J24" style:family="table-cell">
      <style:table-cell-properties style:vertical-align="top" fo:padding="0cm" fo:border-left="1pt solid #000000" fo:border-right="none" fo:border-top="1pt solid #000000" fo:border-bottom="1pt solid #000000" style:writing-mode="lr-tb"/>
    </style:style>
    <style:style style:name="Table18.K24" style:family="table-cell">
      <style:table-cell-properties style:vertical-align="top" fo:padding="0cm" fo:border-left="1pt solid #000000" fo:border-right="1pt solid #000000" fo:border-top="none" fo:border-bottom="1pt solid #000000" style:writing-mode="lr-tb"/>
    </style:style>
    <style:style style:name="Table18.A25" style:family="table-cell">
      <style:table-cell-properties style:vertical-align="top" fo:padding-left="0.125cm" fo:padding-right="0.125cm" fo:padding-top="0cm" fo:padding-bottom="0cm" fo:border-left="1pt solid #000000" fo:border-right="none" fo:border-top="none" fo:border-bottom="none" style:writing-mode="lr-tb"/>
    </style:style>
    <style:style style:name="Table18.B25" style:family="table-cell">
      <style:table-cell-properties style:vertical-align="top" fo:padding="0cm" fo:border-left="1pt solid #000000" fo:border-right="none" fo:border-top="none" fo:border-bottom="none" style:writing-mode="lr-tb"/>
    </style:style>
    <style:style style:name="Table18.D25" style:family="table-cell">
      <style:table-cell-properties style:vertical-align="top" fo:padding="0cm" fo:border-left="1pt solid #000000" fo:border-right="none" fo:border-top="none" fo:border-bottom="none" style:writing-mode="lr-tb"/>
    </style:style>
    <style:style style:name="Table18.E25" style:family="table-cell">
      <style:table-cell-properties style:vertical-align="top" fo:padding="0cm" fo:border-left="1pt solid #000000" fo:border-right="none" fo:border-top="none" fo:border-bottom="none" style:writing-mode="lr-tb"/>
    </style:style>
    <style:style style:name="Table18.F25" style:family="table-cell">
      <style:table-cell-properties style:vertical-align="top" fo:padding="0cm" fo:border-left="1pt solid #000000" fo:border-right="none" fo:border-top="none" fo:border-bottom="none" style:writing-mode="lr-tb"/>
    </style:style>
    <style:style style:name="Table18.G25" style:family="table-cell">
      <style:table-cell-properties style:vertical-align="top" fo:padding="0cm" fo:border-left="1pt solid #000000" fo:border-right="none" fo:border-top="none" fo:border-bottom="none" style:writing-mode="lr-tb"/>
    </style:style>
    <style:style style:name="Table18.H25" style:family="table-cell">
      <style:table-cell-properties style:vertical-align="top" fo:padding="0cm" fo:border-left="1pt solid #000000" fo:border-right="none" fo:border-top="none" fo:border-bottom="none" style:writing-mode="lr-tb"/>
    </style:style>
    <style:style style:name="Table18.J25" style:family="table-cell">
      <style:table-cell-properties style:vertical-align="top" fo:padding="0cm" fo:border-left="1pt solid #000000" fo:border-right="none" fo:border-top="none" fo:border-bottom="none" style:writing-mode="lr-tb"/>
    </style:style>
    <style:style style:name="Table18.K25" style:family="table-cell">
      <style:table-cell-properties style:vertical-align="top" fo:padding="0cm" fo:border-left="1pt solid #000000" fo:border-right="1pt solid #000000" fo:border-top="none" fo:border-bottom="none" style:writing-mode="lr-tb"/>
    </style:style>
    <style:style style:name="Table18.A26"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18.B26" style:family="table-cell">
      <style:table-cell-properties style:vertical-align="top" fo:padding="0cm" fo:border-left="none" fo:border-right="none" fo:border-top="1pt solid #000000" fo:border-bottom="none" style:writing-mode="lr-tb"/>
    </style:style>
    <style:style style:name="Table18.C26" style:family="table-cell">
      <style:table-cell-properties style:vertical-align="top" fo:padding="0cm" fo:border-left="none" fo:border-right="none" fo:border-top="1pt solid #000000" fo:border-bottom="none" style:writing-mode="lr-tb"/>
    </style:style>
    <style:style style:name="Table18.D26" style:family="table-cell">
      <style:table-cell-properties style:vertical-align="top" fo:padding="0cm" fo:border-left="none" fo:border-right="none" fo:border-top="1pt solid #000000" fo:border-bottom="none" style:writing-mode="lr-tb"/>
    </style:style>
    <style:style style:name="Table18.E26" style:family="table-cell">
      <style:table-cell-properties style:vertical-align="top" fo:padding="0cm" fo:border-left="none" fo:border-right="none" fo:border-top="1pt solid #000000" fo:border-bottom="none" style:writing-mode="lr-tb"/>
    </style:style>
    <style:style style:name="Table18.F26" style:family="table-cell">
      <style:table-cell-properties style:vertical-align="top" fo:padding="0cm" fo:border="none" style:writing-mode="lr-tb"/>
    </style:style>
    <style:style style:name="Table18.G26" style:family="table-cell">
      <style:table-cell-properties style:vertical-align="top" fo:padding="0cm" fo:border-left="none" fo:border-right="none" fo:border-top="1pt solid #000000" fo:border-bottom="none" style:writing-mode="lr-tb"/>
    </style:style>
    <style:style style:name="Table18.H26" style:family="table-cell">
      <style:table-cell-properties style:vertical-align="top" fo:padding="0cm" fo:border-left="none" fo:border-right="none" fo:border-top="1pt solid #000000" fo:border-bottom="none" style:writing-mode="lr-tb"/>
    </style:style>
    <style:style style:name="Table18.I26" style:family="table-cell">
      <style:table-cell-properties style:vertical-align="top" fo:padding="0cm" fo:border-left="none" fo:border-right="none" fo:border-top="1pt solid #000000" fo:border-bottom="none" style:writing-mode="lr-tb"/>
    </style:style>
    <style:style style:name="Table18.J26" style:family="table-cell">
      <style:table-cell-properties style:vertical-align="top" fo:padding="0cm" fo:border-left="none" fo:border-right="none" fo:border-top="1pt solid #000000" fo:border-bottom="none" style:writing-mode="lr-tb"/>
    </style:style>
    <style:style style:name="Table18.K26" style:family="table-cell">
      <style:table-cell-properties style:vertical-align="top" fo:padding="0cm" fo:border-left="none" fo:border-right="none" fo:border-top="1pt solid #000000" fo:border-bottom="none" style:writing-mode="lr-tb"/>
    </style:style>
    <style:style style:name="Table18.A27" style:family="table-cell">
      <style:table-cell-properties style:vertical-align="top" fo:padding-left="0.125cm" fo:padding-right="0.125cm" fo:padding-top="0cm" fo:padding-bottom="0cm" fo:border="none" style:writing-mode="lr-tb"/>
    </style:style>
    <style:style style:name="Table18.B27" style:family="table-cell">
      <style:table-cell-properties style:vertical-align="top" fo:padding="0cm" fo:border="none" style:writing-mode="lr-tb"/>
    </style:style>
    <style:style style:name="Table18.C27" style:family="table-cell">
      <style:table-cell-properties style:vertical-align="top" fo:padding="0cm" fo:border="none" style:writing-mode="lr-tb"/>
    </style:style>
    <style:style style:name="Table18.D27" style:family="table-cell">
      <style:table-cell-properties style:vertical-align="top" fo:padding="0cm" fo:border="none" style:writing-mode="lr-tb"/>
    </style:style>
    <style:style style:name="Table18.E27" style:family="table-cell">
      <style:table-cell-properties style:vertical-align="top" fo:padding="0cm" fo:border="none" style:writing-mode="lr-tb"/>
    </style:style>
    <style:style style:name="Table18.F27" style:family="table-cell">
      <style:table-cell-properties style:vertical-align="top" fo:padding="0cm" fo:border="none" style:writing-mode="lr-tb"/>
    </style:style>
    <style:style style:name="Table18.G27" style:family="table-cell">
      <style:table-cell-properties style:vertical-align="top" fo:padding="0cm" fo:border="none" style:writing-mode="lr-tb"/>
    </style:style>
    <style:style style:name="Table18.H27" style:family="table-cell">
      <style:table-cell-properties style:vertical-align="top" fo:padding="0cm" fo:border="none" style:writing-mode="lr-tb"/>
    </style:style>
    <style:style style:name="Table18.I27" style:family="table-cell">
      <style:table-cell-properties style:vertical-align="top" fo:padding="0cm" fo:border="none" style:writing-mode="lr-tb"/>
    </style:style>
    <style:style style:name="Table18.J27" style:family="table-cell">
      <style:table-cell-properties style:vertical-align="top" fo:padding="0cm" fo:border="none" style:writing-mode="lr-tb"/>
    </style:style>
    <style:style style:name="Table18.K27" style:family="table-cell">
      <style:table-cell-properties style:vertical-align="top" fo:padding="0cm" fo:border="none" style:writing-mode="lr-tb"/>
    </style:style>
    <style:style style:name="Table18.B28" style:family="table-cell">
      <style:table-cell-properties style:vertical-align="top" fo:padding="0cm" fo:border-left="1pt solid #000000" fo:border-right="none" fo:border-top="1pt solid #000000" fo:border-bottom="1pt solid #000000" style:writing-mode="lr-tb"/>
    </style:style>
    <style:style style:name="Table18.E28" style:family="table-cell">
      <style:table-cell-properties style:vertical-align="top" fo:padding="0cm" fo:border-left="1pt solid #000000" fo:border-right="none" fo:border-top="1pt solid #000000" fo:border-bottom="1pt solid #000000" style:writing-mode="lr-tb"/>
    </style:style>
    <style:style style:name="Table18.F28" style:family="table-cell">
      <style:table-cell-properties style:vertical-align="top" fo:padding="0cm" fo:border-left="1pt solid #000000" fo:border-right="none" fo:border-top="none" fo:border-bottom="none" style:writing-mode="lr-tb"/>
    </style:style>
    <style:style style:name="Table18.G28" style:family="table-cell">
      <style:table-cell-properties style:vertical-align="top" fo:padding="0cm" fo:border-left="1pt solid #000000" fo:border-right="none" fo:border-top="1pt solid #000000" fo:border-bottom="1pt solid #000000" style:writing-mode="lr-tb"/>
    </style:style>
    <style:style style:name="Table18.I28" style:family="table-cell">
      <style:table-cell-properties style:vertical-align="top" fo:padding="0cm" fo:border-left="1pt solid #000000" fo:border-right="none" fo:border-top="1pt solid #000000" fo:border-bottom="1pt solid #000000" style:writing-mode="lr-tb"/>
    </style:style>
    <style:style style:name="Table18.K28" style:family="table-cell">
      <style:table-cell-properties style:vertical-align="top" fo:padding="0cm" fo:border="1pt solid #000000" style:writing-mode="lr-tb"/>
    </style:style>
    <style:style style:name="Table18.A29"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29" style:family="table-cell">
      <style:table-cell-properties style:vertical-align="top" fo:padding="0cm" fo:border-left="1pt solid #000000" fo:border-right="none" fo:border-top="none" fo:border-bottom="none" style:writing-mode="lr-tb"/>
    </style:style>
    <style:style style:name="Table18.C29" style:family="table-cell">
      <style:table-cell-properties style:vertical-align="top" fo:padding="0cm" fo:border-left="1pt solid #000000" fo:border-right="none" fo:border-top="none" fo:border-bottom="1pt solid #000000" style:writing-mode="lr-tb"/>
    </style:style>
    <style:style style:name="Table18.E29" style:family="table-cell">
      <style:table-cell-properties style:vertical-align="top" fo:padding="0cm" fo:border-left="1pt solid #000000" fo:border-right="none" fo:border-top="none" fo:border-bottom="none" style:writing-mode="lr-tb"/>
    </style:style>
    <style:style style:name="Table18.F29" style:family="table-cell">
      <style:table-cell-properties style:vertical-align="top" fo:padding="0cm" fo:border-left="1pt solid #000000" fo:border-right="none" fo:border-top="none" fo:border-bottom="none" style:writing-mode="lr-tb"/>
    </style:style>
    <style:style style:name="Table18.G29" style:family="table-cell">
      <style:table-cell-properties style:vertical-align="top" fo:padding="0cm" fo:border-left="1pt solid #000000" fo:border-right="none" fo:border-top="none" fo:border-bottom="1pt solid #000000" style:writing-mode="lr-tb"/>
    </style:style>
    <style:style style:name="Table18.H29" style:family="table-cell">
      <style:table-cell-properties style:vertical-align="top" fo:padding="0cm" fo:border-left="1pt solid #000000" fo:border-right="none" fo:border-top="none" fo:border-bottom="1pt solid #000000" style:writing-mode="lr-tb"/>
    </style:style>
    <style:style style:name="Table18.I29" style:family="table-cell">
      <style:table-cell-properties style:vertical-align="top" fo:padding="0cm" fo:border-left="1pt solid #000000" fo:border-right="none" fo:border-top="none" fo:border-bottom="none" style:writing-mode="lr-tb"/>
    </style:style>
    <style:style style:name="Table18.K29" style:family="table-cell">
      <style:table-cell-properties style:vertical-align="top" fo:padding="0cm" fo:border-left="1pt solid #000000" fo:border-right="1pt solid #000000" fo:border-top="none" fo:border-bottom="1pt solid #000000" style:writing-mode="lr-tb"/>
    </style:style>
    <style:style style:name="Table18.A30"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30" style:family="table-cell">
      <style:table-cell-properties style:vertical-align="top" fo:padding="0cm" fo:border-left="1pt solid #000000" fo:border-right="none" fo:border-top="none" fo:border-bottom="1pt solid #000000" style:writing-mode="lr-tb"/>
    </style:style>
    <style:style style:name="Table18.D30" style:family="table-cell">
      <style:table-cell-properties style:vertical-align="top" fo:padding="0cm" fo:border-left="1pt solid #000000" fo:border-right="none" fo:border-top="none" fo:border-bottom="none" style:writing-mode="lr-tb"/>
    </style:style>
    <style:style style:name="Table18.E30" style:family="table-cell">
      <style:table-cell-properties style:vertical-align="top" fo:padding="0cm" fo:border-left="1pt solid #000000" fo:border-right="none" fo:border-top="1pt solid #000000" fo:border-bottom="1pt solid #000000" style:writing-mode="lr-tb"/>
    </style:style>
    <style:style style:name="Table18.F30" style:family="table-cell">
      <style:table-cell-properties style:vertical-align="top" fo:padding="0cm" fo:border-left="1pt solid #000000" fo:border-right="none" fo:border-top="none" fo:border-bottom="none" style:writing-mode="lr-tb"/>
    </style:style>
    <style:style style:name="Table18.G30" style:family="table-cell">
      <style:table-cell-properties style:vertical-align="top" fo:padding="0cm" fo:border-left="1pt solid #000000" fo:border-right="none" fo:border-top="none" fo:border-bottom="1pt solid #000000" style:writing-mode="lr-tb"/>
    </style:style>
    <style:style style:name="Table18.H30" style:family="table-cell">
      <style:table-cell-properties style:vertical-align="top" fo:padding="0cm" fo:border-left="1pt solid #000000" fo:border-right="none" fo:border-top="none" fo:border-bottom="none" style:writing-mode="lr-tb"/>
    </style:style>
    <style:style style:name="Table18.J30" style:family="table-cell">
      <style:table-cell-properties style:vertical-align="top" fo:padding="0cm" fo:border-left="1pt solid #000000" fo:border-right="none" fo:border-top="none" fo:border-bottom="1pt solid #000000" style:writing-mode="lr-tb"/>
    </style:style>
    <style:style style:name="Table18.K30" style:family="table-cell">
      <style:table-cell-properties style:vertical-align="top" fo:padding="0cm" fo:border-left="1pt solid #000000" fo:border-right="1pt solid #000000" fo:border-top="none" fo:border-bottom="1pt solid #000000" style:writing-mode="lr-tb"/>
    </style:style>
    <style:style style:name="Table18.A31"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31" style:family="table-cell">
      <style:table-cell-properties style:vertical-align="top" fo:padding="0cm" fo:border-left="1pt solid #000000" fo:border-right="none" fo:border-top="1pt solid #000000" fo:border-bottom="1pt solid #000000" style:writing-mode="lr-tb"/>
    </style:style>
    <style:style style:name="Table18.C31" style:family="table-cell">
      <style:table-cell-properties style:vertical-align="top" fo:padding="0cm" fo:border-left="1pt solid #000000" fo:border-right="none" fo:border-top="none" fo:border-bottom="none" style:writing-mode="lr-tb"/>
    </style:style>
    <style:style style:name="Table18.E31" style:family="table-cell">
      <style:table-cell-properties style:vertical-align="top" fo:padding="0cm" fo:border-left="1pt solid #000000" fo:border-right="none" fo:border-top="none" fo:border-bottom="1pt solid #000000" style:writing-mode="lr-tb"/>
    </style:style>
    <style:style style:name="Table18.F31" style:family="table-cell">
      <style:table-cell-properties style:vertical-align="top" fo:padding="0cm" fo:border-left="1pt solid #000000" fo:border-right="none" fo:border-top="none" fo:border-bottom="none" style:writing-mode="lr-tb"/>
    </style:style>
    <style:style style:name="Table18.G31" style:family="table-cell">
      <style:table-cell-properties style:vertical-align="top" fo:padding="0cm" fo:border-left="1pt solid #000000" fo:border-right="none" fo:border-top="none" fo:border-bottom="1pt solid #000000" style:writing-mode="lr-tb"/>
    </style:style>
    <style:style style:name="Table18.I31" style:family="table-cell">
      <style:table-cell-properties style:vertical-align="top" fo:padding="0cm" fo:border-left="1pt solid #000000" fo:border-right="none" fo:border-top="none" fo:border-bottom="1pt solid #000000" style:writing-mode="lr-tb"/>
    </style:style>
    <style:style style:name="Table18.J31" style:family="table-cell">
      <style:table-cell-properties style:vertical-align="top" fo:padding="0cm" fo:border-left="1pt solid #000000" fo:border-right="none" fo:border-top="none" fo:border-bottom="1pt solid #000000" style:writing-mode="lr-tb"/>
    </style:style>
    <style:style style:name="Table18.K31" style:family="table-cell">
      <style:table-cell-properties style:vertical-align="top" fo:padding="0cm" fo:border-left="1pt solid #000000" fo:border-right="1pt solid #000000" fo:border-top="none" fo:border-bottom="1pt solid #000000" style:writing-mode="lr-tb"/>
    </style:style>
    <style:style style:name="Table18.A32"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32" style:family="table-cell">
      <style:table-cell-properties style:vertical-align="top" fo:padding="0cm" fo:border-left="1pt solid #000000" fo:border-right="none" fo:border-top="none" fo:border-bottom="none" style:writing-mode="lr-tb"/>
    </style:style>
    <style:style style:name="Table18.E32" style:family="table-cell">
      <style:table-cell-properties style:vertical-align="top" fo:padding="0cm" fo:border-left="1pt solid #000000" fo:border-right="none" fo:border-top="none" fo:border-bottom="1pt solid #000000" style:writing-mode="lr-tb"/>
    </style:style>
    <style:style style:name="Table18.F32" style:family="table-cell">
      <style:table-cell-properties style:vertical-align="top" fo:padding="0cm" fo:border-left="1pt solid #000000" fo:border-right="none" fo:border-top="none" fo:border-bottom="none" style:writing-mode="lr-tb"/>
    </style:style>
    <style:style style:name="Table18.G32" style:family="table-cell">
      <style:table-cell-properties style:vertical-align="top" fo:padding="0cm" fo:border-left="1pt solid #000000" fo:border-right="none" fo:border-top="none" fo:border-bottom="1pt solid #000000" style:writing-mode="lr-tb"/>
    </style:style>
    <style:style style:name="Table18.I32" style:family="table-cell">
      <style:table-cell-properties style:vertical-align="top" fo:padding="0cm" fo:border-left="1pt solid #000000" fo:border-right="none" fo:border-top="none" fo:border-bottom="none" style:writing-mode="lr-tb"/>
    </style:style>
    <style:style style:name="Table18.J32" style:family="table-cell">
      <style:table-cell-properties style:vertical-align="top" fo:padding="0cm" fo:border-left="1pt solid #000000" fo:border-right="none" fo:border-top="none" fo:border-bottom="1pt solid #000000" style:writing-mode="lr-tb"/>
    </style:style>
    <style:style style:name="Table18.K32" style:family="table-cell">
      <style:table-cell-properties style:vertical-align="top" fo:padding="0cm" fo:border-left="1pt solid #000000" fo:border-right="1pt solid #000000" fo:border-top="none" fo:border-bottom="1pt solid #000000" style:writing-mode="lr-tb"/>
    </style:style>
    <style:style style:name="Table18.A33"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33" style:family="table-cell">
      <style:table-cell-properties style:vertical-align="top" fo:padding="0cm" fo:border-left="1pt solid #000000" fo:border-right="none" fo:border-top="none" fo:border-bottom="none" style:writing-mode="lr-tb"/>
    </style:style>
    <style:style style:name="Table18.E33" style:family="table-cell">
      <style:table-cell-properties style:vertical-align="top" fo:padding="0cm" fo:border-left="1pt solid #000000" fo:border-right="none" fo:border-top="none" fo:border-bottom="1pt solid #000000" style:writing-mode="lr-tb"/>
    </style:style>
    <style:style style:name="Table18.F33" style:family="table-cell">
      <style:table-cell-properties style:vertical-align="top" fo:padding="0cm" fo:border-left="1pt solid #000000" fo:border-right="none" fo:border-top="none" fo:border-bottom="none" style:writing-mode="lr-tb"/>
    </style:style>
    <style:style style:name="Table18.G33" style:family="table-cell">
      <style:table-cell-properties style:vertical-align="top" fo:padding="0cm" fo:border-left="1pt solid #000000" fo:border-right="none" fo:border-top="none" fo:border-bottom="1pt solid #000000" style:writing-mode="lr-tb"/>
    </style:style>
    <style:style style:name="Table18.H33" style:family="table-cell">
      <style:table-cell-properties style:vertical-align="top" fo:background-color="#7f7f7f" fo:padding="0cm" fo:border-left="1pt solid #000000" fo:border-right="none" fo:border-top="none" fo:border-bottom="none" style:writing-mode="lr-tb">
        <style:background-image/>
      </style:table-cell-properties>
    </style:style>
    <style:style style:name="Table18.J33" style:family="table-cell">
      <style:table-cell-properties style:vertical-align="top" fo:padding="0cm" fo:border-left="1pt solid #000000" fo:border-right="none" fo:border-top="none" fo:border-bottom="1pt solid #000000" style:writing-mode="lr-tb"/>
    </style:style>
    <style:style style:name="Table18.K33" style:family="table-cell">
      <style:table-cell-properties style:vertical-align="top" fo:padding="0cm" fo:border-left="1pt solid #000000" fo:border-right="1pt solid #000000" fo:border-top="none" fo:border-bottom="1pt solid #000000" style:writing-mode="lr-tb"/>
    </style:style>
    <style:style style:name="Table18.A34"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D34" style:family="table-cell">
      <style:table-cell-properties style:vertical-align="top" fo:padding="0cm" fo:border-left="1pt solid #000000" fo:border-right="none" fo:border-top="none" fo:border-bottom="1pt solid #000000" style:writing-mode="lr-tb"/>
    </style:style>
    <style:style style:name="Table18.E34" style:family="table-cell">
      <style:table-cell-properties style:vertical-align="top" fo:padding="0cm" fo:border-left="1pt solid #000000" fo:border-right="none" fo:border-top="none" fo:border-bottom="1pt solid #000000" style:writing-mode="lr-tb"/>
    </style:style>
    <style:style style:name="Table18.F34" style:family="table-cell">
      <style:table-cell-properties style:vertical-align="top" fo:padding="0cm" fo:border-left="1pt solid #000000" fo:border-right="none" fo:border-top="none" fo:border-bottom="none" style:writing-mode="lr-tb"/>
    </style:style>
    <style:style style:name="Table18.G34" style:family="table-cell">
      <style:table-cell-properties style:vertical-align="top" fo:padding="0cm" fo:border-left="1pt solid #000000" fo:border-right="none" fo:border-top="none" fo:border-bottom="1pt solid #000000" style:writing-mode="lr-tb"/>
    </style:style>
    <style:style style:name="Table18.I34" style:family="table-cell">
      <style:table-cell-properties style:vertical-align="top" fo:padding="0cm" fo:border-left="1pt solid #000000" fo:border-right="none" fo:border-top="1pt solid #000000" fo:border-bottom="1pt solid #000000" style:writing-mode="lr-tb"/>
    </style:style>
    <style:style style:name="Table18.J34" style:family="table-cell">
      <style:table-cell-properties style:vertical-align="top" fo:padding="0cm" fo:border-left="1pt solid #000000" fo:border-right="none" fo:border-top="none" fo:border-bottom="1pt solid #000000" style:writing-mode="lr-tb"/>
    </style:style>
    <style:style style:name="Table18.K34" style:family="table-cell">
      <style:table-cell-properties style:vertical-align="top" fo:padding="0cm" fo:border-left="1pt solid #000000" fo:border-right="1pt solid #000000" fo:border-top="none" fo:border-bottom="1pt solid #000000" style:writing-mode="lr-tb"/>
    </style:style>
    <style:style style:name="Table18.A35"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35" style:family="table-cell">
      <style:table-cell-properties style:vertical-align="top" fo:padding="0cm" fo:border-left="1pt solid #000000" fo:border-right="none" fo:border-top="none" fo:border-bottom="1pt solid #000000" style:writing-mode="lr-tb"/>
    </style:style>
    <style:style style:name="Table18.D35" style:family="table-cell">
      <style:table-cell-properties style:vertical-align="top" fo:padding="0cm" fo:border-left="1pt solid #000000" fo:border-right="none" fo:border-top="none" fo:border-bottom="1pt solid #000000" style:writing-mode="lr-tb"/>
    </style:style>
    <style:style style:name="Table18.E35" style:family="table-cell">
      <style:table-cell-properties style:vertical-align="top" fo:padding="0cm" fo:border-left="1pt solid #000000" fo:border-right="none" fo:border-top="none" fo:border-bottom="1pt solid #000000" style:writing-mode="lr-tb"/>
    </style:style>
    <style:style style:name="Table18.F35" style:family="table-cell">
      <style:table-cell-properties style:vertical-align="top" fo:padding="0cm" fo:border-left="1pt solid #000000" fo:border-right="none" fo:border-top="none" fo:border-bottom="none" style:writing-mode="lr-tb"/>
    </style:style>
    <style:style style:name="Table18.G35" style:family="table-cell">
      <style:table-cell-properties style:vertical-align="top" fo:padding="0cm" fo:border-left="1pt solid #000000" fo:border-right="none" fo:border-top="none" fo:border-bottom="1pt solid #000000" style:writing-mode="lr-tb"/>
    </style:style>
    <style:style style:name="Table18.I35" style:family="table-cell">
      <style:table-cell-properties style:vertical-align="top" fo:padding="0cm" fo:border-left="1pt solid #000000" fo:border-right="none" fo:border-top="none" fo:border-bottom="1pt solid #000000" style:writing-mode="lr-tb"/>
    </style:style>
    <style:style style:name="Table18.J35" style:family="table-cell">
      <style:table-cell-properties style:vertical-align="top" fo:padding="0cm" fo:border-left="1pt solid #000000" fo:border-right="none" fo:border-top="none" fo:border-bottom="1pt solid #000000" style:writing-mode="lr-tb"/>
    </style:style>
    <style:style style:name="Table18.K35" style:family="table-cell">
      <style:table-cell-properties style:vertical-align="top" fo:padding="0cm" fo:border-left="1pt solid #000000" fo:border-right="1pt solid #000000" fo:border-top="none" fo:border-bottom="1pt solid #000000" style:writing-mode="lr-tb"/>
    </style:style>
    <style:style style:name="Table18.A36"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36" style:family="table-cell">
      <style:table-cell-properties style:vertical-align="top" fo:padding="0cm" fo:border-left="1pt solid #000000" fo:border-right="none" fo:border-top="none" fo:border-bottom="none" style:writing-mode="lr-tb"/>
    </style:style>
    <style:style style:name="Table18.D36" style:family="table-cell">
      <style:table-cell-properties style:vertical-align="top" fo:padding="0cm" fo:border-left="1pt solid #000000" fo:border-right="none" fo:border-top="none" fo:border-bottom="none" style:writing-mode="lr-tb"/>
    </style:style>
    <style:style style:name="Table18.E36" style:family="table-cell">
      <style:table-cell-properties style:vertical-align="top" fo:padding="0cm" fo:border-left="1pt solid #000000" fo:border-right="none" fo:border-top="none" fo:border-bottom="1pt solid #000000" style:writing-mode="lr-tb"/>
    </style:style>
    <style:style style:name="Table18.F36" style:family="table-cell">
      <style:table-cell-properties style:vertical-align="top" fo:padding="0cm" fo:border-left="1pt solid #000000" fo:border-right="none" fo:border-top="none" fo:border-bottom="none" style:writing-mode="lr-tb"/>
    </style:style>
    <style:style style:name="Table18.G36" style:family="table-cell">
      <style:table-cell-properties style:vertical-align="top" fo:padding="0cm" fo:border-left="1pt solid #000000" fo:border-right="none" fo:border-top="none" fo:border-bottom="1pt solid #000000" style:writing-mode="lr-tb"/>
    </style:style>
    <style:style style:name="Table18.I36" style:family="table-cell">
      <style:table-cell-properties style:vertical-align="top" fo:padding="0cm" fo:border-left="1pt solid #000000" fo:border-right="none" fo:border-top="none" fo:border-bottom="none" style:writing-mode="lr-tb"/>
    </style:style>
    <style:style style:name="Table18.J36" style:family="table-cell">
      <style:table-cell-properties style:vertical-align="top" fo:padding="0cm" fo:border-left="1pt solid #000000" fo:border-right="none" fo:border-top="none" fo:border-bottom="1pt solid #000000" style:writing-mode="lr-tb"/>
    </style:style>
    <style:style style:name="Table18.K36" style:family="table-cell">
      <style:table-cell-properties style:vertical-align="top" fo:padding="0cm" fo:border-left="1pt solid #000000" fo:border-right="1pt solid #000000" fo:border-top="none" fo:border-bottom="1pt solid #000000" style:writing-mode="lr-tb"/>
    </style:style>
    <style:style style:name="Table18.A37"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37" style:family="table-cell">
      <style:table-cell-properties style:vertical-align="top" fo:padding="0cm" fo:border-left="1pt solid #000000" fo:border-right="none" fo:border-top="none" fo:border-bottom="none" style:writing-mode="lr-tb"/>
    </style:style>
    <style:style style:name="Table18.E37" style:family="table-cell">
      <style:table-cell-properties style:vertical-align="top" fo:padding="0cm" fo:border-left="1pt solid #000000" fo:border-right="none" fo:border-top="none" fo:border-bottom="1pt solid #000000" style:writing-mode="lr-tb"/>
    </style:style>
    <style:style style:name="Table18.F37" style:family="table-cell">
      <style:table-cell-properties style:vertical-align="top" fo:padding="0cm" fo:border-left="1pt solid #000000" fo:border-right="none" fo:border-top="none" fo:border-bottom="none" style:writing-mode="lr-tb"/>
    </style:style>
    <style:style style:name="Table18.G37" style:family="table-cell">
      <style:table-cell-properties style:vertical-align="top" fo:padding="0cm" fo:border-left="1pt solid #000000" fo:border-right="none" fo:border-top="none" fo:border-bottom="1pt solid #000000" style:writing-mode="lr-tb"/>
    </style:style>
    <style:style style:name="Table18.H37" style:family="table-cell">
      <style:table-cell-properties style:vertical-align="top" fo:padding="0cm" fo:border-left="1pt solid #000000" fo:border-right="none" fo:border-top="1pt solid #000000" fo:border-bottom="1pt solid #000000" style:writing-mode="lr-tb"/>
    </style:style>
    <style:style style:name="Table18.J37" style:family="table-cell">
      <style:table-cell-properties style:vertical-align="top" fo:padding="0cm" fo:border-left="1pt solid #000000" fo:border-right="none" fo:border-top="none" fo:border-bottom="1pt solid #000000" style:writing-mode="lr-tb"/>
    </style:style>
    <style:style style:name="Table18.K37" style:family="table-cell">
      <style:table-cell-properties style:vertical-align="top" fo:padding="0cm" fo:border-left="1pt solid #000000" fo:border-right="1pt solid #000000" fo:border-top="none" fo:border-bottom="1pt solid #000000" style:writing-mode="lr-tb"/>
    </style:style>
    <style:style style:name="Table18.A38"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B38" style:family="table-cell">
      <style:table-cell-properties style:vertical-align="top" fo:padding="0cm" fo:border-left="1pt solid #000000" fo:border-right="none" fo:border-top="none" fo:border-bottom="none" style:writing-mode="lr-tb"/>
    </style:style>
    <style:style style:name="Table18.E38" style:family="table-cell">
      <style:table-cell-properties style:vertical-align="top" fo:padding="0cm" fo:border-left="1pt solid #000000" fo:border-right="none" fo:border-top="none" fo:border-bottom="1pt solid #000000" style:writing-mode="lr-tb"/>
    </style:style>
    <style:style style:name="Table18.F38" style:family="table-cell">
      <style:table-cell-properties style:vertical-align="top" fo:padding="0cm" fo:border-left="1pt solid #000000" fo:border-right="none" fo:border-top="none" fo:border-bottom="none" style:writing-mode="lr-tb"/>
    </style:style>
    <style:style style:name="Table18.G38" style:family="table-cell">
      <style:table-cell-properties style:vertical-align="top" fo:padding="0cm" fo:border-left="1pt solid #000000" fo:border-right="none" fo:border-top="none" fo:border-bottom="1pt solid #000000" style:writing-mode="lr-tb"/>
    </style:style>
    <style:style style:name="Table18.H38" style:family="table-cell">
      <style:table-cell-properties style:vertical-align="top" fo:padding="0cm" fo:border-left="1pt solid #000000" fo:border-right="none" fo:border-top="none" fo:border-bottom="1pt solid #000000" style:writing-mode="lr-tb"/>
    </style:style>
    <style:style style:name="Table18.J38" style:family="table-cell">
      <style:table-cell-properties style:vertical-align="top" fo:padding="0cm" fo:border-left="1pt solid #000000" fo:border-right="none" fo:border-top="none" fo:border-bottom="1pt solid #000000" style:writing-mode="lr-tb"/>
    </style:style>
    <style:style style:name="Table18.K38" style:family="table-cell">
      <style:table-cell-properties style:vertical-align="top" fo:padding="0cm" fo:border-left="1pt solid #000000" fo:border-right="1pt solid #000000" fo:border-top="none" fo:border-bottom="1pt solid #000000" style:writing-mode="lr-tb"/>
    </style:style>
    <style:style style:name="Table18.A39"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18.C39" style:family="table-cell">
      <style:table-cell-properties style:vertical-align="top" fo:padding="0cm" fo:border-left="1pt solid #000000" fo:border-right="none" fo:border-top="none" fo:border-bottom="1pt solid #000000" style:writing-mode="lr-tb"/>
    </style:style>
    <style:style style:name="Table18.E39" style:family="table-cell">
      <style:table-cell-properties style:vertical-align="top" fo:padding="0cm" fo:border-left="1pt solid #000000" fo:border-right="none" fo:border-top="none" fo:border-bottom="1pt solid #000000" style:writing-mode="lr-tb"/>
    </style:style>
    <style:style style:name="Table18.F39" style:family="table-cell">
      <style:table-cell-properties style:vertical-align="top" fo:padding="0cm" fo:border-left="1pt solid #000000" fo:border-right="none" fo:border-top="none" fo:border-bottom="none" style:writing-mode="lr-tb"/>
    </style:style>
    <style:style style:name="Table18.G39" style:family="table-cell">
      <style:table-cell-properties style:vertical-align="top" fo:padding="0cm" fo:border-left="1pt solid #000000" fo:border-right="none" fo:border-top="none" fo:border-bottom="1pt solid #000000" style:writing-mode="lr-tb"/>
    </style:style>
    <style:style style:name="Table18.H39" style:family="table-cell">
      <style:table-cell-properties style:vertical-align="top" fo:padding="0cm" fo:border-left="1pt solid #000000" fo:border-right="none" fo:border-top="none" fo:border-bottom="none" style:writing-mode="lr-tb"/>
    </style:style>
    <style:style style:name="Table18.J39" style:family="table-cell">
      <style:table-cell-properties style:vertical-align="top" fo:padding="0cm" fo:border-left="1pt solid #000000" fo:border-right="none" fo:border-top="none" fo:border-bottom="1pt solid #000000" style:writing-mode="lr-tb"/>
    </style:style>
    <style:style style:name="Table18.K39" style:family="table-cell">
      <style:table-cell-properties style:vertical-align="top" fo:padding="0cm" fo:border-left="1pt solid #000000" fo:border-right="1pt solid #000000" fo:border-top="none" fo:border-bottom="1pt solid #000000" style:writing-mode="lr-tb"/>
    </style:style>
    <style:style style:name="P1" style:family="paragraph" style:parent-style-name="Standard">
      <style:text-properties fo:color="#000000" style:font-name="Times New Roman" fo:font-size="12pt" style:font-name-asian="Times New Roman" style:font-size-asian="12pt" style:language-asian="ru" style:country-asian="RU" style:font-name-complex="Times New Roman" style:font-size-complex="12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Times New Roman" fo:font-size="14pt" style:font-name-asian="Times New Roman" style:font-size-asian="14pt" style:language-asian="ru" style:country-asian="RU" style:font-name-complex="Times New Roman" style:font-size-complex="14pt"/>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4pt" style:font-name-asian="Times New Roman" style:font-size-asian="14pt" style:language-asian="ru" style:country-asian="RU" style:font-name-complex="Times New Roman" style:font-size-complex="14pt"/>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 style:font-size-asian="14pt" style:language-asian="ru" style:country-asian="RU" style:font-name-complex="Times New Roman" style:font-size-complex="14pt"/>
    </style:style>
    <style:style style:name="P6" style:family="paragraph" style:parent-style-name="Standard">
      <style:paragraph-properties fo:margin-top="0cm" fo:margin-bottom="0cm" loext:contextual-spacing="false" fo:line-height="100%"/>
      <style:text-properties style:font-name="Times New Roman" fo:font-size="14pt" fo:font-weight="bold" style:font-name-asian="Times New Roman" style:font-size-asian="14pt" style:language-asian="ru" style:country-asian="RU" style:font-weight-asian="bold" style:font-name-complex="Times New Roman" style:font-size-complex="14pt" style:font-weight-complex="bold"/>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 style:font-size-asian="14pt" style:language-asian="ru" style:country-asian="RU" style:font-weight-asian="bold" style:font-name-complex="Times New Roman" style:font-size-complex="14pt"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 style:font-size-asian="12pt" style:language-asian="ru" style:country-asian="RU" style:font-weight-asian="bold" style:font-name-complex="Times New Roman" style:font-size-complex="12pt" style:font-weight-complex="bold"/>
    </style:style>
    <style:style style:name="P9"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ru" style:country-asian="RU" style:font-name-complex="Times New Roman"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ru" style:country-asian="RU" style:font-name-complex="Times New Roman" style:font-size-complex="12pt"/>
    </style:style>
    <style:style style:name="P11" style:family="paragraph" style:parent-style-name="Standard">
      <style:paragraph-properties fo:margin-top="0cm" fo:margin-bottom="0cm" loext:contextual-spacing="false" fo:line-height="100%"/>
      <style:text-properties style:font-name="Times New Roman" fo:font-size="9pt" style:font-name-asian="Times New Roman" style:font-size-asian="9pt" style:language-asian="ru" style:country-asian="RU" style:font-name-complex="Times New Roman" style:font-size-complex="9pt"/>
    </style:style>
    <style:style style:name="P12" style:family="paragraph" style:parent-style-name="Standard">
      <style:paragraph-properties fo:margin-top="0cm" fo:margin-bottom="0cm" loext:contextual-spacing="false" fo:line-height="100%"/>
      <style:text-properties style:font-name="Times New Roman" fo:font-size="13pt" style:font-name-asian="Times New Roman" style:font-size-asian="13pt" style:language-asian="ru" style:country-asian="RU" style:font-name-complex="Times New Roman" style:font-size-complex="13pt"/>
    </style:style>
    <style:style style:name="P13" style:family="paragraph" style:parent-style-name="Standard">
      <style:paragraph-properties fo:margin-top="0cm" fo:margin-bottom="0cm" loext:contextual-spacing="false" fo:line-height="100%" fo:text-align="justify" style:justify-single-word="false"/>
      <style:text-properties style:font-name="Times New Roman" fo:font-size="13pt" style:font-name-asian="Times New Roman" style:font-size-asian="13pt" style:language-asian="ru" style:country-asian="RU" style:font-name-complex="Times New Roman" style:font-size-complex="13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3pt" style:font-name-asian="Times New Roman" style:font-size-asian="13pt" style:language-asian="ru" style:country-asian="RU" style:font-name-complex="Times New Roman" style:font-size-complex="13pt"/>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 fo:font-size="16pt" fo:font-weight="bold" style:font-name-asian="Times New Roman" style:font-size-asian="16pt" style:language-asian="ru" style:country-asian="RU" style:font-weight-asian="bold" style:font-name-complex="Times New Roman" style:font-size-complex="16pt" style:font-weight-complex="bold"/>
    </style:style>
    <style:style style:name="P16" style:family="paragraph" style:parent-style-name="Standard">
      <style:paragraph-properties fo:margin-top="0cm" fo:margin-bottom="0cm" loext:contextual-spacing="false" fo:line-height="100%"/>
      <style:text-properties style:font-name="Times New Roman" fo:font-size="8pt" style:font-name-asian="Times New Roman" style:font-size-asian="8pt" style:language-asian="ru" style:country-asian="RU" style:font-name-complex="Times New Roman" style:font-size-complex="8pt"/>
    </style:style>
    <style:style style:name="P17" style:family="paragraph" style:parent-style-name="Standard">
      <style:paragraph-properties fo:margin-top="0cm" fo:margin-bottom="0cm" loext:contextual-spacing="false" fo:line-height="100%"/>
      <style:text-properties fo:color="#000000" style:font-name="Times New Roman" fo:font-size="12pt" style:font-name-asian="Times New Roman" style:font-size-asian="12pt" style:language-asian="ru" style:country-asian="RU" style:font-name-complex="Times New Roman" style:font-size-complex="12pt"/>
    </style:style>
    <style:style style:name="P18" style:family="paragraph" style:parent-style-name="Standard">
      <style:paragraph-properties fo:margin-left="0cm" fo:margin-right="0cm" fo:margin-top="0.106cm" fo:margin-bottom="0.106cm" loext:contextual-spacing="false" fo:line-height="100%" fo:text-indent="0.953cm" style:auto-text-indent="false"/>
    </style:style>
    <style:style style:name="P19" style:family="paragraph" style:parent-style-name="Standard">
      <style:paragraph-properties fo:margin-left="0cm" fo:margin-right="0cm" fo:margin-top="0.106cm" fo:margin-bottom="0.106cm" loext:contextual-spacing="false" fo:line-height="100%" fo:text-indent="0.953cm" style:auto-text-indent="false"/>
      <style:text-properties style:font-name="Times New Roman" fo:font-size="12pt" style:font-name-asian="Times New Roman" style:font-size-asian="12pt" style:language-asian="ru" style:country-asian="RU" style:font-name-complex="Times New Roman" style:font-size-complex="12pt"/>
    </style:style>
    <style:style style:name="P20" style:family="paragraph" style:parent-style-name="Standard">
      <style:paragraph-properties fo:margin-top="0.212cm" fo:margin-bottom="0cm" loext:contextual-spacing="false" fo:line-height="100%" fo:text-align="justify" style:justify-single-word="false"/>
    </style:style>
    <style:style style:name="P21" style:family="paragraph" style:parent-style-name="Standard">
      <style:paragraph-properties fo:margin-left="0cm" fo:margin-right="-0.912cm" fo:margin-top="0cm" fo:margin-bottom="0cm" loext:contextual-spacing="false" fo:line-height="100%" fo:text-indent="0cm" style:auto-text-indent="false"/>
      <style:text-properties style:font-name="Times New Roman" fo:font-size="13pt" style:font-name-asian="Times New Roman" style:font-size-asian="13pt" style:language-asian="ru" style:country-asian="RU" style:font-name-complex="Times New Roman" style:font-size-complex="13pt"/>
    </style:style>
    <style:style style:name="P22" style:family="paragraph" style:parent-style-name="Standard">
      <style:paragraph-properties fo:margin-top="0.141cm" fo:margin-bottom="0cm" loext:contextual-spacing="false" fo:line-height="100%" fo:text-align="justify" style:justify-single-word="false"/>
      <style:text-properties style:font-name="Times New Roman" fo:font-size="13pt" style:font-name-asian="Times New Roman" style:font-size-asian="13pt" style:language-asian="ru" style:country-asian="RU" style:font-name-complex="Times New Roman" style:font-size-complex="13pt"/>
    </style:style>
    <style:style style:name="P23" style:family="paragraph" style:parent-style-name="Standard">
      <style:paragraph-properties fo:margin-top="0.141cm" fo:margin-bottom="0.141cm" loext:contextual-spacing="false" fo:line-height="100%"/>
      <style:text-properties style:font-name="Times New Roman" fo:font-size="13pt" style:font-name-asian="Times New Roman" style:font-size-asian="13pt" style:language-asian="ru" style:country-asian="RU" style:font-name-complex="Times New Roman" style:font-size-complex="13pt"/>
    </style:style>
    <style:style style:name="P24" style:family="paragraph" style:parent-style-name="Standard">
      <style:paragraph-properties fo:margin-top="0.106cm" fo:margin-bottom="0cm" loext:contextual-spacing="false" fo:line-height="100%" fo:text-align="center" style:justify-single-word="false"/>
      <style:text-properties style:font-name="Times New Roman" fo:font-size="13pt" style:font-name-asian="Times New Roman" style:font-size-asian="13pt" style:language-asian="ru" style:country-asian="RU" style:font-name-complex="Times New Roman" style:font-size-complex="13pt"/>
    </style:style>
    <style:style style:name="P25" style:family="paragraph" style:parent-style-name="Standard">
      <style:paragraph-properties fo:margin-top="0.106cm" fo:margin-bottom="0cm" loext:contextual-spacing="false" fo:line-height="100%" fo:text-align="center" style:justify-single-word="false"/>
      <style:text-properties style:font-name="Times New Roman" fo:font-size="14pt" style:font-name-asian="Times New Roman" style:font-size-asian="14pt" style:language-asian="ru" style:country-asian="RU" style:font-name-complex="Times New Roman" style:font-size-complex="14pt"/>
    </style:style>
    <style:style style:name="P26" style:family="paragraph" style:parent-style-name="Standard">
      <style:paragraph-properties fo:margin-top="0cm" fo:margin-bottom="0cm" loext:contextual-spacing="false" fo:line-height="100%" fo:text-align="start" style:justify-single-word="false"/>
      <style:text-properties style:font-name="Times New Roman" fo:font-size="14pt" style:font-name-asian="Times New Roman" style:font-size-asian="14pt" style:language-asian="ru" style:country-asian="RU" style:font-name-complex="Times New Roman" style:font-size-complex="14pt"/>
    </style:style>
    <style:style style:name="P27" style:family="paragraph" style:parent-style-name="Standard">
      <style:paragraph-properties fo:margin-top="0cm" fo:margin-bottom="0cm" loext:contextual-spacing="false" fo:line-height="100%" fo:text-align="start" style:justify-single-word="false"/>
      <style:text-properties style:font-name="Times New Roman" fo:font-size="14pt" fo:language="en" fo:country="US" style:font-name-asian="Times New Roman" style:font-size-asian="14pt" style:language-asian="ru" style:country-asian="RU" style:font-name-complex="Times New Roman" style:font-size-complex="14pt"/>
    </style:style>
    <style:style style:name="P28" style:family="paragraph" style:parent-style-name="Standard">
      <style:paragraph-properties fo:margin-top="0cm" fo:margin-bottom="0cm" loext:contextual-spacing="false" fo:line-height="100%"/>
      <style:text-properties style:font-name="Times New Roman" fo:font-size="13pt" officeooo:paragraph-rsid="00135daf" style:font-name-asian="Times New Roman" style:font-size-asian="13pt" style:language-asian="ru" style:country-asian="RU" style:font-name-complex="Times New Roman" style:font-size-complex="13pt"/>
    </style:style>
    <style:style style:name="P29" style:family="paragraph" style:parent-style-name="Standard">
      <style:paragraph-properties fo:margin-top="0cm" fo:margin-bottom="0cm" loext:contextual-spacing="false" fo:line-height="100%"/>
      <style:text-properties officeooo:paragraph-rsid="00135daf"/>
    </style:style>
    <style:style style:name="T1" style:family="text">
      <style:text-properties style:font-name="Times New Roman" fo:font-size="12pt" style:font-name-asian="Times New Roman" style:font-size-asian="12pt" style:language-asian="ru" style:country-asian="RU" style:font-name-complex="Times New Roman" style:font-size-complex="12pt"/>
    </style:style>
    <style:style style:name="T2" style:family="text">
      <style:text-properties style:font-name="Times New Roman" fo:font-size="12pt" fo:language="cs" fo:country="CZ" style:font-name-asian="Times New Roman" style:font-size-asian="12pt" style:language-asian="en" style:country-asian="US" style:font-name-complex="Times New Roman" style:font-size-complex="12pt"/>
    </style:style>
    <style:style style:name="T3" style:family="text">
      <style:text-properties style:font-name="Times New Roman" fo:font-size="13pt" style:font-name-asian="Times New Roman" style:font-size-asian="13pt" style:language-asian="ru" style:country-asian="RU" style:font-name-complex="Times New Roman"/>
    </style:style>
    <style:style style:name="T4" style:family="text">
      <style:text-properties style:font-name="Times New Roman" fo:font-size="13pt" style:font-name-asian="Times New Roman" style:font-size-asian="13pt" style:language-asian="ru" style:country-asian="RU" style:font-name-complex="Times New Roman" style:font-size-complex="13pt"/>
    </style:style>
    <style:style style:name="T5" style:family="text">
      <style:text-properties style:font-name="Times New Roman" fo:font-size="13pt" fo:font-weight="bold" style:font-name-asian="Times New Roman" style:font-size-asian="13pt" style:language-asian="ru" style:country-asian="RU" style:font-weight-asian="bold" style:font-name-complex="Times New Roman" style:font-size-complex="13pt" style:font-weight-complex="bold"/>
    </style:style>
    <style:style style:name="T6" style:family="text">
      <style:text-properties style:font-name="Times New Roman" fo:font-size="13pt" fo:font-weight="bold" officeooo:rsid="00135daf" style:font-name-asian="Times New Roman" style:font-size-asian="13pt" style:language-asian="ru" style:country-asian="RU" style:font-weight-asian="bold" style:font-name-complex="Times New Roman" style:font-size-complex="13pt" style:font-weight-complex="bold"/>
    </style:style>
    <style:style style:name="T7" style:family="text">
      <style:text-properties officeooo:rsid="00135daf"/>
    </style:style>
    <style:style style:name="T8" style:family="text">
      <style:text-properties fo:font-weight="bold" style:font-weight-asian="bold" style:font-weight-complex="bold"/>
    </style:style>
    <style:style style:name="T9" style:family="text">
      <style:text-properties fo:font-weight="bold" officeooo:rsid="00135da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6">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8"><text:span text:style-name="T9">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text:p text:style-name="P29"><text:span text:style-name="T6"/></text:p>
            <text:p text:style-name="P29"/>
            <text:p text:style-name="P28"><text:soft-page-break/><text:span text:style-name="T8">Вы пойдёте, если ... .</text:span></text:p>
            <text:p text:style-name="P16"> </text:p>
            <text:p text:style-name="P16"> </text:p>
            <text:p text:style-name="P3"> </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B"/>
              <table:table-column table:style-name="Table18.C"/>
              <table:table-column table:style-name="Table18.D"/>
              <table:table-column table:style-name="Table18.K"/>
              <table:table-row table:style-name="Table18.1">
                <table:table-cell table:style-name="Table18.A1" office:value-type="string">
                  <text:p text:style-name="P24">1</text:p>
                </table:table-cell>
                <table:table-cell table:style-name="Table18.B1" office:value-type="string">
                  <text:p text:style-name="P24">А</text:p>
                </table:table-cell>
                <table:table-cell table:style-name="Table18.C1" office:value-type="string">
                  <text:p text:style-name="P24">Б</text:p>
                </table:table-cell>
                <table:table-cell table:style-name="Table18.D1" office:value-type="string">
                  <text:p text:style-name="P24"> </text:p>
                </table:table-cell>
                <table:table-cell table:style-name="Table18.B1" office:value-type="string">
                  <text:p text:style-name="P24"> </text:p>
                </table:table-cell>
                <table:table-cell table:style-name="Table18.F1" office:value-type="string">
                  <text:p text:style-name="P14"> </text:p>
                </table:table-cell>
                <table:table-cell table:style-name="Table18.B1" office:value-type="string">
                  <text:p text:style-name="P24">26</text:p>
                </table:table-cell>
                <table:table-cell table:style-name="Table18.H1" office:value-type="string">
                  <text:p text:style-name="P24">А</text:p>
                </table:table-cell>
                <table:table-cell table:style-name="Table18.C1" office:value-type="string">
                  <text:p text:style-name="P24">Б</text:p>
                </table:table-cell>
                <table:table-cell table:style-name="Table18.J1" office:value-type="string">
                  <text:p text:style-name="P24">В</text:p>
                </table:table-cell>
                <table:table-cell table:style-name="Table18.K1" office:value-type="string">
                  <text:p text:style-name="P24"> </text:p>
                </table:table-cell>
              </table:table-row>
              <table:table-row table:style-name="Table18.1">
                <table:table-cell table:style-name="Table18.A2" office:value-type="string">
                  <text:p text:style-name="P24">2</text:p>
                </table:table-cell>
                <table:table-cell table:style-name="Table18.C1" office:value-type="string">
                  <text:p text:style-name="P24">А</text:p>
                </table:table-cell>
                <table:table-cell table:style-name="Table18.B1" office:value-type="string">
                  <text:p text:style-name="P24">Б</text:p>
                </table:table-cell>
                <table:table-cell table:style-name="Table18.D2" office:value-type="string">
                  <text:p text:style-name="P24"> </text:p>
                </table:table-cell>
                <table:table-cell table:style-name="Table18.E2" office:value-type="string">
                  <text:p text:style-name="P24"> </text:p>
                </table:table-cell>
                <table:table-cell table:style-name="Table18.F2" office:value-type="string">
                  <text:p text:style-name="P14"> </text:p>
                </table:table-cell>
                <table:table-cell table:style-name="Table18.G2" office:value-type="string">
                  <text:p text:style-name="P24">27</text:p>
                </table:table-cell>
                <table:table-cell table:style-name="Table18.H2" office:value-type="string">
                  <text:p text:style-name="P24">А</text:p>
                </table:table-cell>
                <table:table-cell table:style-name="Table18.C1" office:value-type="string">
                  <text:p text:style-name="P24">Б</text:p>
                </table:table-cell>
                <table:table-cell table:style-name="Table18.J2" office:value-type="string">
                  <text:p text:style-name="P24">В</text:p>
                </table:table-cell>
                <table:table-cell table:style-name="Table18.K2" office:value-type="string">
                  <text:p text:style-name="P24"> </text:p>
                </table:table-cell>
              </table:table-row>
              <table:table-row table:style-name="Table18.1">
                <table:table-cell table:style-name="Table18.A3" office:value-type="string">
                  <text:p text:style-name="P24">3</text:p>
                </table:table-cell>
                <table:table-cell table:style-name="Table18.C1" office:value-type="string">
                  <text:p text:style-name="P24">А</text:p>
                </table:table-cell>
                <table:table-cell table:style-name="Table18.B1" office:value-type="string">
                  <text:p text:style-name="P24">Б</text:p>
                </table:table-cell>
                <table:table-cell table:style-name="Table18.D3" office:value-type="string">
                  <text:p text:style-name="P24"> </text:p>
                </table:table-cell>
                <table:table-cell table:style-name="Table18.E3" office:value-type="string">
                  <text:p text:style-name="P24"> </text:p>
                </table:table-cell>
                <table:table-cell table:style-name="Table18.F3" office:value-type="string">
                  <text:p text:style-name="P14"> </text:p>
                </table:table-cell>
                <table:table-cell table:style-name="Table18.G3" office:value-type="string">
                  <text:p text:style-name="P24">28</text:p>
                </table:table-cell>
                <table:table-cell table:style-name="Table18.H3" office:value-type="string">
                  <text:p text:style-name="P24">А</text:p>
                </table:table-cell>
                <table:table-cell table:style-name="Table18.C1" office:value-type="string">
                  <text:p text:style-name="P24">Б</text:p>
                </table:table-cell>
                <table:table-cell table:style-name="Table18.B1" office:value-type="string">
                  <text:p text:style-name="P24">В</text:p>
                </table:table-cell>
                <table:table-cell table:style-name="Table18.K3" office:value-type="string">
                  <text:p text:style-name="P24">Г</text:p>
                </table:table-cell>
              </table:table-row>
              <table:table-row table:style-name="Table18.1">
                <table:table-cell table:style-name="Table18.A4" office:value-type="string">
                  <text:p text:style-name="P24">4</text:p>
                </table:table-cell>
                <table:table-cell table:style-name="Table18.B1" office:value-type="string">
                  <text:p text:style-name="P24">А</text:p>
                </table:table-cell>
                <table:table-cell table:style-name="Table18.C1" office:value-type="string">
                  <text:p text:style-name="P24">Б</text:p>
                </table:table-cell>
                <table:table-cell table:style-name="Table18.D4" office:value-type="string">
                  <text:p text:style-name="P24"> </text:p>
                </table:table-cell>
                <table:table-cell table:style-name="Table18.E4" office:value-type="string">
                  <text:p text:style-name="P24"> </text:p>
                </table:table-cell>
                <table:table-cell table:style-name="Table18.F4" office:value-type="string">
                  <text:p text:style-name="P14"> </text:p>
                </table:table-cell>
                <table:table-cell table:style-name="Table18.G4" office:value-type="string">
                  <text:p text:style-name="P24">29</text:p>
                </table:table-cell>
                <table:table-cell table:style-name="Table18.H4" office:value-type="string">
                  <text:p text:style-name="P24">А</text:p>
                </table:table-cell>
                <table:table-cell table:style-name="Table18.B1" office:value-type="string">
                  <text:p text:style-name="P24">Б</text:p>
                </table:table-cell>
                <table:table-cell table:style-name="Table18.J4" office:value-type="string">
                  <text:p text:style-name="P24">В</text:p>
                </table:table-cell>
                <table:table-cell table:style-name="Table18.K4" office:value-type="string">
                  <text:p text:style-name="P24">Г</text:p>
                </table:table-cell>
              </table:table-row>
              <table:table-row table:style-name="Table18.1">
                <table:table-cell table:style-name="Table18.A5" office:value-type="string">
                  <text:p text:style-name="P24">5</text:p>
                </table:table-cell>
                <table:table-cell table:style-name="Table18.C1" office:value-type="string">
                  <text:p text:style-name="P24">А</text:p>
                </table:table-cell>
                <table:table-cell table:style-name="Table18.C5" office:value-type="string">
                  <text:p text:style-name="P24">Б</text:p>
                </table:table-cell>
                <table:table-cell table:style-name="Table18.D5" office:value-type="string">
                  <text:p text:style-name="P24"> </text:p>
                </table:table-cell>
                <table:table-cell table:style-name="Table18.E5" office:value-type="string">
                  <text:p text:style-name="P24"> </text:p>
                </table:table-cell>
                <table:table-cell table:style-name="Table18.F5" office:value-type="string">
                  <text:p text:style-name="P14"> </text:p>
                </table:table-cell>
                <table:table-cell table:style-name="Table18.G5" office:value-type="string">
                  <text:p text:style-name="P24">30</text:p>
                </table:table-cell>
                <table:table-cell table:style-name="Table18.H5" office:value-type="string">
                  <text:p text:style-name="P24">А</text:p>
                </table:table-cell>
                <table:table-cell table:style-name="Table18.I5" office:value-type="string">
                  <text:p text:style-name="P24">Б</text:p>
                </table:table-cell>
                <table:table-cell table:style-name="Table18.J5" office:value-type="string">
                  <text:p text:style-name="P24">В</text:p>
                </table:table-cell>
                <table:table-cell table:style-name="Table18.K5" office:value-type="string">
                  <text:p text:style-name="P24">Г</text:p>
                </table:table-cell>
              </table:table-row>
              <table:table-row table:style-name="Table18.1">
                <table:table-cell table:style-name="Table18.A6" office:value-type="string">
                  <text:p text:style-name="P24">6</text:p>
                </table:table-cell>
                <table:table-cell table:style-name="Table18.C1" office:value-type="string">
                  <text:p text:style-name="P24">А</text:p>
                </table:table-cell>
                <table:table-cell table:style-name="Table18.C6" office:value-type="string">
                  <text:p text:style-name="P24">Б</text:p>
                </table:table-cell>
                <table:table-cell table:style-name="Table18.D6" office:value-type="string">
                  <text:p text:style-name="P24"> </text:p>
                </table:table-cell>
                <table:table-cell table:style-name="Table18.E6" office:value-type="string">
                  <text:p text:style-name="P24"> </text:p>
                </table:table-cell>
                <table:table-cell table:style-name="Table18.F6" office:value-type="string">
                  <text:p text:style-name="P14"> </text:p>
                </table:table-cell>
                <table:table-cell table:style-name="Table18.G6" office:value-type="string">
                  <text:p text:style-name="P24">31</text:p>
                </table:table-cell>
                <table:table-cell table:style-name="Table18.H6" office:value-type="string">
                  <text:p text:style-name="P24">А</text:p>
                </table:table-cell>
                <table:table-cell table:style-name="Table18.I6" office:value-type="string">
                  <text:p text:style-name="P24">Б</text:p>
                </table:table-cell>
                <table:table-cell table:style-name="Table18.B1" office:value-type="string">
                  <text:p text:style-name="P24">В</text:p>
                </table:table-cell>
                <table:table-cell table:style-name="Table18.K6" office:value-type="string">
                  <text:p text:style-name="P24">Г</text:p>
                </table:table-cell>
              </table:table-row>
              <table:table-row table:style-name="Table18.1">
                <table:table-cell table:style-name="Table18.A7" office:value-type="string">
                  <text:p text:style-name="P24">7</text:p>
                </table:table-cell>
                <table:table-cell table:style-name="Table18.C1" office:value-type="string">
                  <text:p text:style-name="P24">А</text:p>
                </table:table-cell>
                <table:table-cell table:style-name="Table18.C7" office:value-type="string">
                  <text:p text:style-name="P24">Б</text:p>
                </table:table-cell>
                <table:table-cell table:style-name="Table18.D7" office:value-type="string">
                  <text:p text:style-name="P24"> </text:p>
                </table:table-cell>
                <table:table-cell table:style-name="Table18.E7" office:value-type="string">
                  <text:p text:style-name="P24"> </text:p>
                </table:table-cell>
                <table:table-cell table:style-name="Table18.F7" office:value-type="string">
                  <text:p text:style-name="P14"> </text:p>
                </table:table-cell>
                <table:table-cell table:style-name="Table18.G7" office:value-type="string">
                  <text:p text:style-name="P24">32</text:p>
                </table:table-cell>
                <table:table-cell table:style-name="Table18.H7" office:value-type="string">
                  <text:p text:style-name="P24">А</text:p>
                </table:table-cell>
                <table:table-cell table:style-name="Table18.C1" office:value-type="string">
                  <text:p text:style-name="P24">Б</text:p>
                </table:table-cell>
                <table:table-cell table:style-name="Table18.B1" office:value-type="string">
                  <text:p text:style-name="P24">В</text:p>
                </table:table-cell>
                <table:table-cell table:style-name="Table18.K7" office:value-type="string">
                  <text:p text:style-name="P24">Г</text:p>
                </table:table-cell>
              </table:table-row>
              <table:table-row table:style-name="Table18.1">
                <table:table-cell table:style-name="Table18.A8" office:value-type="string">
                  <text:p text:style-name="P24">8</text:p>
                </table:table-cell>
                <table:table-cell table:style-name="Table18.B8" office:value-type="string">
                  <text:p text:style-name="P24">А</text:p>
                </table:table-cell>
                <table:table-cell table:style-name="Table18.C1" office:value-type="string">
                  <text:p text:style-name="P24">Б</text:p>
                </table:table-cell>
                <table:table-cell table:style-name="Table18.D8" office:value-type="string">
                  <text:p text:style-name="P24"> </text:p>
                </table:table-cell>
                <table:table-cell table:style-name="Table18.E8" office:value-type="string">
                  <text:p text:style-name="P24"> </text:p>
                </table:table-cell>
                <table:table-cell table:style-name="Table18.F8" office:value-type="string">
                  <text:p text:style-name="P14"> </text:p>
                </table:table-cell>
                <table:table-cell table:style-name="Table18.G8" office:value-type="string">
                  <text:p text:style-name="P24">33</text:p>
                </table:table-cell>
                <table:table-cell table:style-name="Table18.H8" office:value-type="string">
                  <text:p text:style-name="P24">А</text:p>
                </table:table-cell>
                <table:table-cell table:style-name="Table18.B1" office:value-type="string">
                  <text:p text:style-name="P24">Б</text:p>
                </table:table-cell>
                <table:table-cell table:style-name="Table18.H6" office:value-type="string">
                  <text:p text:style-name="P24">В</text:p>
                </table:table-cell>
                <table:table-cell table:style-name="Table18.K8" office:value-type="string">
                  <text:p text:style-name="P24">Г</text:p>
                </table:table-cell>
              </table:table-row>
              <table:table-row table:style-name="Table18.1">
                <table:table-cell table:style-name="Table18.A9" office:value-type="string">
                  <text:p text:style-name="P24">9</text:p>
                </table:table-cell>
                <table:table-cell table:style-name="Table18.B9" office:value-type="string">
                  <text:p text:style-name="P24">А</text:p>
                </table:table-cell>
                <table:table-cell table:style-name="Table18.H6" office:value-type="string">
                  <text:p text:style-name="P24">Б</text:p>
                </table:table-cell>
                <table:table-cell table:style-name="Table18.D9" office:value-type="string">
                  <text:p text:style-name="P24"> </text:p>
                </table:table-cell>
                <table:table-cell table:style-name="Table18.E9" office:value-type="string">
                  <text:p text:style-name="P24"> </text:p>
                </table:table-cell>
                <table:table-cell table:style-name="Table18.F9" office:value-type="string">
                  <text:p text:style-name="P14"> </text:p>
                </table:table-cell>
                <table:table-cell table:style-name="Table18.G9" office:value-type="string">
                  <text:p text:style-name="P24">34</text:p>
                </table:table-cell>
                <table:table-cell table:style-name="Table18.H9" office:value-type="string">
                  <text:p text:style-name="P24">А</text:p>
                </table:table-cell>
                <table:table-cell table:style-name="Table18.B1" office:value-type="string">
                  <text:p text:style-name="P24">Б</text:p>
                </table:table-cell>
                <table:table-cell table:style-name="Table18.J9" office:value-type="string">
                  <text:p text:style-name="P24">В</text:p>
                </table:table-cell>
                <table:table-cell table:style-name="Table18.K9" office:value-type="string">
                  <text:p text:style-name="P24">Г</text:p>
                </table:table-cell>
              </table:table-row>
              <table:table-row table:style-name="Table18.1">
                <table:table-cell table:style-name="Table18.A10" office:value-type="string">
                  <text:p text:style-name="P24">10</text:p>
                </table:table-cell>
                <table:table-cell table:style-name="Table18.H6" office:value-type="string">
                  <text:p text:style-name="P24">А</text:p>
                </table:table-cell>
                <table:table-cell table:style-name="Table18.C10" office:value-type="string">
                  <text:p text:style-name="P24">Б</text:p>
                </table:table-cell>
                <table:table-cell table:style-name="Table18.D10" office:value-type="string">
                  <text:p text:style-name="P24"> </text:p>
                </table:table-cell>
                <table:table-cell table:style-name="Table18.E10" office:value-type="string">
                  <text:p text:style-name="P24"> </text:p>
                </table:table-cell>
                <table:table-cell table:style-name="Table18.F10" office:value-type="string">
                  <text:p text:style-name="P14"> </text:p>
                </table:table-cell>
                <table:table-cell table:style-name="Table18.G10" office:value-type="string">
                  <text:p text:style-name="P24">35</text:p>
                </table:table-cell>
                <table:table-cell table:style-name="Table18.H10" office:value-type="string">
                  <text:p text:style-name="P24">А</text:p>
                </table:table-cell>
                <table:table-cell table:style-name="Table18.H6" office:value-type="string">
                  <text:p text:style-name="P24">Б</text:p>
                </table:table-cell>
                <table:table-cell table:style-name="Table18.J10" office:value-type="string">
                  <text:p text:style-name="P24">В</text:p>
                </table:table-cell>
                <table:table-cell table:style-name="Table18.K10" office:value-type="string">
                  <text:p text:style-name="P24">Г</text:p>
                </table:table-cell>
              </table:table-row>
              <table:table-row table:style-name="Table18.1">
                <table:table-cell table:style-name="Table18.A11" office:value-type="string">
                  <text:p text:style-name="P24">11</text:p>
                </table:table-cell>
                <table:table-cell table:style-name="Table18.B11" office:value-type="string">
                  <text:p text:style-name="P24">А</text:p>
                </table:table-cell>
                <table:table-cell table:style-name="Table18.H6" office:value-type="string">
                  <text:p text:style-name="P24">Б</text:p>
                </table:table-cell>
                <table:table-cell table:style-name="Table18.D11" office:value-type="string">
                  <text:p text:style-name="P24"> </text:p>
                </table:table-cell>
                <table:table-cell table:style-name="Table18.E11" office:value-type="string">
                  <text:p text:style-name="P24"> </text:p>
                </table:table-cell>
                <table:table-cell table:style-name="Table18.F11" office:value-type="string">
                  <text:p text:style-name="P14"> </text:p>
                </table:table-cell>
                <table:table-cell table:style-name="Table18.G11" office:value-type="string">
                  <text:p text:style-name="P24">36</text:p>
                </table:table-cell>
                <table:table-cell table:style-name="Table18.H6" office:value-type="string">
                  <text:p text:style-name="P24">А</text:p>
                </table:table-cell>
                <table:table-cell table:style-name="Table18.I11" office:value-type="string">
                  <text:p text:style-name="P24">Б</text:p>
                </table:table-cell>
                <table:table-cell table:style-name="Table18.B1" office:value-type="string">
                  <text:p text:style-name="P24">В</text:p>
                </table:table-cell>
                <table:table-cell table:style-name="Table18.K11" office:value-type="string">
                  <text:p text:style-name="P24">Г</text:p>
                </table:table-cell>
              </table:table-row>
              <table:table-row table:style-name="Table18.1">
                <table:table-cell table:style-name="Table18.A12" office:value-type="string">
                  <text:p text:style-name="P24">12</text:p>
                </table:table-cell>
                <table:table-cell table:style-name="Table18.H6" office:value-type="string">
                  <text:p text:style-name="P24">А</text:p>
                </table:table-cell>
                <table:table-cell table:style-name="Table18.C12" office:value-type="string">
                  <text:p text:style-name="P24">Б</text:p>
                </table:table-cell>
                <table:table-cell table:style-name="Table18.D12" office:value-type="string">
                  <text:p text:style-name="P24"> </text:p>
                </table:table-cell>
                <table:table-cell table:style-name="Table18.E12" office:value-type="string">
                  <text:p text:style-name="P24"> </text:p>
                </table:table-cell>
                <table:table-cell table:style-name="Table18.F12" office:value-type="string">
                  <text:p text:style-name="P14"> </text:p>
                </table:table-cell>
                <table:table-cell table:style-name="Table18.G12" office:value-type="string">
                  <text:p text:style-name="P24">37</text:p>
                </table:table-cell>
                <table:table-cell table:style-name="Table18.H12" office:value-type="string">
                  <text:p text:style-name="P24">А</text:p>
                </table:table-cell>
                <table:table-cell table:style-name="Table18.B1" office:value-type="string">
                  <text:p text:style-name="P24">Б</text:p>
                </table:table-cell>
                <table:table-cell table:style-name="Table18.H6" office:value-type="string">
                  <text:p text:style-name="P24">В</text:p>
                </table:table-cell>
                <table:table-cell table:style-name="Table18.K12" office:value-type="string">
                  <text:p text:style-name="P24">Г</text:p>
                </table:table-cell>
              </table:table-row>
              <table:table-row table:style-name="Table18.1">
                <table:table-cell table:style-name="Table18.A13" office:value-type="string">
                  <text:p text:style-name="P24">13</text:p>
                </table:table-cell>
                <table:table-cell table:style-name="Table18.B13" office:value-type="string">
                  <text:p text:style-name="P24">А</text:p>
                </table:table-cell>
                <table:table-cell table:style-name="Table18.C1" office:value-type="string">
                  <text:p text:style-name="P24">Б</text:p>
                </table:table-cell>
                <table:table-cell table:style-name="Table18.D13" office:value-type="string">
                  <text:p text:style-name="P24"> </text:p>
                </table:table-cell>
                <table:table-cell table:style-name="Table18.E13" office:value-type="string">
                  <text:p text:style-name="P24"> </text:p>
                </table:table-cell>
                <table:table-cell table:style-name="Table18.F13" office:value-type="string">
                  <text:p text:style-name="P14"> </text:p>
                </table:table-cell>
                <table:table-cell table:style-name="Table18.G13" office:value-type="string">
                  <text:p text:style-name="P24">38</text:p>
                </table:table-cell>
                <table:table-cell table:style-name="Table18.H13" office:value-type="string">
                  <text:p text:style-name="P24">А</text:p>
                </table:table-cell>
                <table:table-cell table:style-name="Table18.H6" office:value-type="string">
                  <text:p text:style-name="P24">Б</text:p>
                </table:table-cell>
                <table:table-cell table:style-name="Table18.J13" office:value-type="string">
                  <text:p text:style-name="P24">В</text:p>
                </table:table-cell>
                <table:table-cell table:style-name="Table18.K13" office:value-type="string">
                  <text:p text:style-name="P24"> </text:p>
                </table:table-cell>
              </table:table-row>
              <table:table-row table:style-name="Table18.1">
                <table:table-cell table:style-name="Table18.A14" office:value-type="string">
                  <text:p text:style-name="P24">14</text:p>
                </table:table-cell>
                <table:table-cell table:style-name="Table18.B1" office:value-type="string">
                  <text:p text:style-name="P24">А</text:p>
                </table:table-cell>
                <table:table-cell table:style-name="Table18.H6" office:value-type="string">
                  <text:p text:style-name="P24">Б</text:p>
                </table:table-cell>
                <table:table-cell table:style-name="Table18.D14" office:value-type="string">
                  <text:p text:style-name="P24">В</text:p>
                </table:table-cell>
                <table:table-cell table:style-name="Table18.E14" office:value-type="string">
                  <text:p text:style-name="P24"> </text:p>
                </table:table-cell>
                <table:table-cell table:style-name="Table18.F14" office:value-type="string">
                  <text:p text:style-name="P14"> </text:p>
                </table:table-cell>
                <table:table-cell table:style-name="Table18.G14" office:value-type="string">
                  <text:p text:style-name="P24">39</text:p>
                </table:table-cell>
                <table:table-cell table:style-name="Table18.H14" office:value-type="string">
                  <text:p text:style-name="P24">А</text:p>
                </table:table-cell>
                <table:table-cell table:style-name="Table18.I14" office:value-type="string">
                  <text:p text:style-name="P24">Б</text:p>
                </table:table-cell>
                <table:table-cell table:style-name="Table18.H6" office:value-type="string">
                  <text:p text:style-name="P24">В</text:p>
                </table:table-cell>
                <table:table-cell table:style-name="Table18.K14" office:value-type="string">
                  <text:p text:style-name="P24"> </text:p>
                </table:table-cell>
              </table:table-row>
              <table:table-row table:style-name="Table18.1">
                <table:table-cell table:style-name="Table18.A15" office:value-type="string">
                  <text:p text:style-name="P24">15</text:p>
                </table:table-cell>
                <table:table-cell table:style-name="Table18.B15" office:value-type="string">
                  <text:p text:style-name="P24">А</text:p>
                </table:table-cell>
                <table:table-cell table:style-name="Table18.C15" office:value-type="string">
                  <text:p text:style-name="P24">Б</text:p>
                </table:table-cell>
                <table:table-cell table:style-name="Table18.C1" office:value-type="string">
                  <text:p text:style-name="P24">В</text:p>
                </table:table-cell>
                <table:table-cell table:style-name="Table18.E15" office:value-type="string">
                  <text:p text:style-name="P24"> </text:p>
                </table:table-cell>
                <table:table-cell table:style-name="Table18.F15" office:value-type="string">
                  <text:p text:style-name="P14"> </text:p>
                </table:table-cell>
                <table:table-cell table:style-name="Table18.G15" office:value-type="string">
                  <text:p text:style-name="P24">40</text:p>
                </table:table-cell>
                <table:table-cell table:style-name="Table18.H6" office:value-type="string">
                  <text:p text:style-name="P24">А</text:p>
                </table:table-cell>
                <table:table-cell table:style-name="Table18.I15" office:value-type="string">
                  <text:p text:style-name="P24">Б</text:p>
                </table:table-cell>
                <table:table-cell table:style-name="Table18.J15" office:value-type="string">
                  <text:p text:style-name="P24">В</text:p>
                </table:table-cell>
                <table:table-cell table:style-name="Table18.K15" office:value-type="string">
                  <text:p text:style-name="P24"> </text:p>
                </table:table-cell>
              </table:table-row>
              <table:table-row table:style-name="Table18.1">
                <table:table-cell table:style-name="Table18.A16" office:value-type="string">
                  <text:p text:style-name="P24">16</text:p>
                </table:table-cell>
                <table:table-cell table:style-name="Table18.B16" office:value-type="string">
                  <text:p text:style-name="P24">А</text:p>
                </table:table-cell>
                <table:table-cell table:style-name="Table18.C1" office:value-type="string">
                  <text:p text:style-name="P24">Б</text:p>
                </table:table-cell>
                <table:table-cell table:style-name="Table18.D16" office:value-type="string">
                  <text:p text:style-name="P24">В</text:p>
                </table:table-cell>
                <table:table-cell table:style-name="Table18.E16" office:value-type="string">
                  <text:p text:style-name="P24"> </text:p>
                </table:table-cell>
                <table:table-cell table:style-name="Table18.F16" office:value-type="string">
                  <text:p text:style-name="P14"> </text:p>
                </table:table-cell>
                <table:table-cell table:style-name="Table18.G16" office:value-type="string">
                  <text:p text:style-name="P24">41</text:p>
                </table:table-cell>
                <table:table-cell table:style-name="Table18.H16" office:value-type="string">
                  <text:p text:style-name="P24">А</text:p>
                </table:table-cell>
                <table:table-cell table:style-name="Table18.H6" office:value-type="string">
                  <text:p text:style-name="P24">Б</text:p>
                </table:table-cell>
                <table:table-cell table:style-name="Table18.J16" office:value-type="string">
                  <text:p text:style-name="P24">В</text:p>
                </table:table-cell>
                <table:table-cell table:style-name="Table18.K16" office:value-type="string">
                  <text:p text:style-name="P24"> </text:p>
                </table:table-cell>
              </table:table-row>
              <table:table-row table:style-name="Table18.1">
                <table:table-cell table:style-name="Table18.A17" office:value-type="string">
                  <text:p text:style-name="P24">17</text:p>
                </table:table-cell>
                <table:table-cell table:style-name="Table18.H6" office:value-type="string">
                  <text:p text:style-name="P24">А</text:p>
                </table:table-cell>
                <table:table-cell table:style-name="Table18.B1" office:value-type="string">
                  <text:p text:style-name="P24">Б</text:p>
                </table:table-cell>
                <table:table-cell table:style-name="Table18.D17" office:value-type="string">
                  <text:p text:style-name="P24">В</text:p>
                </table:table-cell>
                <table:table-cell table:style-name="Table18.E17" office:value-type="string">
                  <text:p text:style-name="P24"> </text:p>
                </table:table-cell>
                <table:table-cell table:style-name="Table18.F17" office:value-type="string">
                  <text:p text:style-name="P14"> </text:p>
                </table:table-cell>
                <table:table-cell table:style-name="Table18.G17" office:value-type="string">
                  <text:p text:style-name="P24">42</text:p>
                </table:table-cell>
                <table:table-cell table:style-name="Table18.H17" office:value-type="string">
                  <text:p text:style-name="P24">А</text:p>
                </table:table-cell>
                <table:table-cell table:style-name="Table18.I17" office:value-type="string">
                  <text:p text:style-name="P24">Б</text:p>
                </table:table-cell>
                <table:table-cell table:style-name="Table18.C1" office:value-type="string">
                  <text:p text:style-name="P24">В</text:p>
                </table:table-cell>
                <table:table-cell table:style-name="Table18.K17" office:value-type="string">
                  <text:p text:style-name="P24"> </text:p>
                </table:table-cell>
              </table:table-row>
              <table:table-row table:style-name="Table18.1">
                <table:table-cell table:style-name="Table18.A18" office:value-type="string">
                  <text:p text:style-name="P24">18</text:p>
                </table:table-cell>
                <table:table-cell table:style-name="Table18.B18" office:value-type="string">
                  <text:p text:style-name="P24">А</text:p>
                </table:table-cell>
                <table:table-cell table:style-name="Table18.C18" office:value-type="string">
                  <text:p text:style-name="P24">Б</text:p>
                </table:table-cell>
                <table:table-cell table:style-name="Table18.C1" office:value-type="string">
                  <text:p text:style-name="P24">В</text:p>
                </table:table-cell>
                <table:table-cell table:style-name="Table18.E18" office:value-type="string">
                  <text:p text:style-name="P24"> </text:p>
                </table:table-cell>
                <table:table-cell table:style-name="Table18.F18" office:value-type="string">
                  <text:p text:style-name="P14"> </text:p>
                </table:table-cell>
                <table:table-cell table:style-name="Table18.G18" office:value-type="string">
                  <text:p text:style-name="P24">43</text:p>
                </table:table-cell>
                <table:table-cell table:style-name="Table18.H18" office:value-type="string">
                  <text:p text:style-name="P24">А</text:p>
                </table:table-cell>
                <table:table-cell table:style-name="Table18.B1" office:value-type="string">
                  <text:p text:style-name="P24">Б</text:p>
                </table:table-cell>
                <table:table-cell table:style-name="Table18.H6" office:value-type="string">
                  <text:p text:style-name="P24">В</text:p>
                </table:table-cell>
                <table:table-cell table:style-name="Table18.K18" office:value-type="string">
                  <text:p text:style-name="P24"> </text:p>
                </table:table-cell>
              </table:table-row>
              <table:table-row table:style-name="Table18.1">
                <table:table-cell table:style-name="Table18.A19" office:value-type="string">
                  <text:p text:style-name="P24">19</text:p>
                </table:table-cell>
                <table:table-cell table:style-name="Table18.H6" office:value-type="string">
                  <text:p text:style-name="P24">А</text:p>
                </table:table-cell>
                <table:table-cell table:style-name="Table18.C19" office:value-type="string">
                  <text:p text:style-name="P24">Б</text:p>
                </table:table-cell>
                <table:table-cell table:style-name="Table18.B1" office:value-type="string">
                  <text:p text:style-name="P24">В</text:p>
                </table:table-cell>
                <table:table-cell table:style-name="Table18.E19" office:value-type="string">
                  <text:p text:style-name="P24"> </text:p>
                </table:table-cell>
                <table:table-cell table:style-name="Table18.F19" office:value-type="string">
                  <text:p text:style-name="P14"> </text:p>
                </table:table-cell>
                <table:table-cell table:style-name="Table18.G19" office:value-type="string">
                  <text:p text:style-name="P24">44</text:p>
                </table:table-cell>
                <table:table-cell table:style-name="Table18.H19" office:value-type="string">
                  <text:p text:style-name="P24">А</text:p>
                </table:table-cell>
                <table:table-cell table:style-name="Table18.C1" office:value-type="string">
                  <text:p text:style-name="P24">Б</text:p>
                </table:table-cell>
                <table:table-cell table:style-name="Table18.J19" office:value-type="string">
                  <text:p text:style-name="P24">В</text:p>
                </table:table-cell>
                <table:table-cell table:style-name="Table18.K19" office:value-type="string">
                  <text:p text:style-name="P24"> </text:p>
                </table:table-cell>
              </table:table-row>
              <table:table-row table:style-name="Table18.1">
                <table:table-cell table:style-name="Table18.A20" office:value-type="string">
                  <text:p text:style-name="P24">20</text:p>
                </table:table-cell>
                <table:table-cell table:style-name="Table18.B20" office:value-type="string">
                  <text:p text:style-name="P24">А</text:p>
                </table:table-cell>
                <table:table-cell table:style-name="Table18.H6" office:value-type="string">
                  <text:p text:style-name="P24">Б</text:p>
                </table:table-cell>
                <table:table-cell table:style-name="Table18.D20" office:value-type="string">
                  <text:p text:style-name="P24">В</text:p>
                </table:table-cell>
                <table:table-cell table:style-name="Table18.E20" office:value-type="string">
                  <text:p text:style-name="P24"> </text:p>
                </table:table-cell>
                <table:table-cell table:style-name="Table18.F20" office:value-type="string">
                  <text:p text:style-name="P14"> </text:p>
                </table:table-cell>
                <table:table-cell table:style-name="Table18.G20" office:value-type="string">
                  <text:p text:style-name="P24">45</text:p>
                </table:table-cell>
                <table:table-cell table:style-name="Table18.C1" office:value-type="string">
                  <text:p text:style-name="P24">А</text:p>
                </table:table-cell>
                <table:table-cell table:style-name="Table18.B1" office:value-type="string">
                  <text:p text:style-name="P24">Б</text:p>
                </table:table-cell>
                <table:table-cell table:style-name="Table18.J20" office:value-type="string">
                  <text:p text:style-name="P24">В</text:p>
                </table:table-cell>
                <table:table-cell table:style-name="Table18.K20" office:value-type="string">
                  <text:p text:style-name="P24"> </text:p>
                </table:table-cell>
              </table:table-row>
              <table:table-row table:style-name="Table18.1">
                <table:table-cell table:style-name="Table18.A21" office:value-type="string">
                  <text:p text:style-name="P24">21</text:p>
                </table:table-cell>
                <table:table-cell table:style-name="Table18.H6" office:value-type="string">
                  <text:p text:style-name="P24">А</text:p>
                </table:table-cell>
                <table:table-cell table:style-name="Table18.C21" office:value-type="string">
                  <text:p text:style-name="P24">Б</text:p>
                </table:table-cell>
                <table:table-cell table:style-name="Table18.D21" office:value-type="string">
                  <text:p text:style-name="P24">В</text:p>
                </table:table-cell>
                <table:table-cell table:style-name="Table18.E21" office:value-type="string">
                  <text:p text:style-name="P24"> </text:p>
                </table:table-cell>
                <table:table-cell table:style-name="Table18.F21" office:value-type="string">
                  <text:p text:style-name="P14"> </text:p>
                </table:table-cell>
                <table:table-cell table:style-name="Table18.G21" office:value-type="string">
                  <text:p text:style-name="P24">46</text:p>
                </table:table-cell>
                <table:table-cell table:style-name="Table18.B1" office:value-type="string">
                  <text:p text:style-name="P24">А</text:p>
                </table:table-cell>
                <table:table-cell table:style-name="Table18.H6" office:value-type="string">
                  <text:p text:style-name="P24">Б</text:p>
                </table:table-cell>
                <table:table-cell table:style-name="Table18.J21" office:value-type="string">
                  <text:p text:style-name="P24">В</text:p>
                </table:table-cell>
                <table:table-cell table:style-name="Table18.K21" office:value-type="string">
                  <text:p text:style-name="P24"> </text:p>
                </table:table-cell>
              </table:table-row>
              <table:table-row table:style-name="Table18.1">
                <table:table-cell table:style-name="Table18.A22" office:value-type="string">
                  <text:p text:style-name="P24">22</text:p>
                </table:table-cell>
                <table:table-cell table:style-name="Table18.B22" office:value-type="string">
                  <text:p text:style-name="P24">А</text:p>
                </table:table-cell>
                <table:table-cell table:style-name="Table18.C22" office:value-type="string">
                  <text:p text:style-name="P24">Б</text:p>
                </table:table-cell>
                <table:table-cell table:style-name="Table18.C1" office:value-type="string">
                  <text:p text:style-name="P24">В</text:p>
                </table:table-cell>
                <table:table-cell table:style-name="Table18.E22" office:value-type="string">
                  <text:p text:style-name="P24"> </text:p>
                </table:table-cell>
                <table:table-cell table:style-name="Table18.F22" office:value-type="string">
                  <text:p text:style-name="P14"> </text:p>
                </table:table-cell>
                <table:table-cell table:style-name="Table18.G22" office:value-type="string">
                  <text:p text:style-name="P24">47</text:p>
                </table:table-cell>
                <table:table-cell table:style-name="Table18.H6" office:value-type="string">
                  <text:p text:style-name="P24">А</text:p>
                </table:table-cell>
                <table:table-cell table:style-name="Table18.I22" office:value-type="string">
                  <text:p text:style-name="P24">Б</text:p>
                </table:table-cell>
                <table:table-cell table:style-name="Table18.J22" office:value-type="string">
                  <text:p text:style-name="P24">В</text:p>
                </table:table-cell>
                <table:table-cell table:style-name="Table18.K22" office:value-type="string">
                  <text:p text:style-name="P24"> </text:p>
                </table:table-cell>
              </table:table-row>
              <table:table-row table:style-name="Table18.1">
                <table:table-cell table:style-name="Table18.A23" office:value-type="string">
                  <text:p text:style-name="P24">23</text:p>
                </table:table-cell>
                <table:table-cell table:style-name="Table18.B23" office:value-type="string">
                  <text:p text:style-name="P24">А</text:p>
                </table:table-cell>
                <table:table-cell table:style-name="Table18.C23" office:value-type="string">
                  <text:p text:style-name="P24">Б</text:p>
                </table:table-cell>
                <table:table-cell table:style-name="Table18.H6" office:value-type="string">
                  <text:p text:style-name="P24">В</text:p>
                </table:table-cell>
                <table:table-cell table:style-name="Table18.E23" office:value-type="string">
                  <text:p text:style-name="P24"> </text:p>
                </table:table-cell>
                <table:table-cell table:style-name="Table18.F23" office:value-type="string">
                  <text:p text:style-name="P14"> </text:p>
                </table:table-cell>
                <table:table-cell table:style-name="Table18.G23" office:value-type="string">
                  <text:p text:style-name="P24">48</text:p>
                </table:table-cell>
                <table:table-cell table:style-name="Table18.H23" office:value-type="string">
                  <text:p text:style-name="P24">А</text:p>
                </table:table-cell>
                <table:table-cell table:style-name="Table18.I23" office:value-type="string">
                  <text:p text:style-name="P24">Б</text:p>
                </table:table-cell>
                <table:table-cell table:style-name="Table18.C1" office:value-type="string">
                  <text:p text:style-name="P24">В</text:p>
                </table:table-cell>
                <table:table-cell table:style-name="Table18.K23" office:value-type="string">
                  <text:p text:style-name="P24"> </text:p>
                </table:table-cell>
              </table:table-row>
              <table:table-row table:style-name="Table18.1">
                <table:table-cell table:style-name="Table18.A24" office:value-type="string">
                  <text:p text:style-name="P24">24</text:p>
                </table:table-cell>
                <table:table-cell table:style-name="Table18.H6" office:value-type="string">
                  <text:p text:style-name="P24">А</text:p>
                </table:table-cell>
                <table:table-cell table:style-name="Table18.B1" office:value-type="string">
                  <text:p text:style-name="P24">Б</text:p>
                </table:table-cell>
                <table:table-cell table:style-name="Table18.D24" office:value-type="string">
                  <text:p text:style-name="P24">В</text:p>
                </table:table-cell>
                <table:table-cell table:style-name="Table18.E24" office:value-type="string">
                  <text:p text:style-name="P24"> </text:p>
                </table:table-cell>
                <table:table-cell table:style-name="Table18.F24" office:value-type="string">
                  <text:p text:style-name="P14"> </text:p>
                </table:table-cell>
                <table:table-cell table:style-name="Table18.G24" office:value-type="string">
                  <text:p text:style-name="P24">49</text:p>
                </table:table-cell>
                <table:table-cell table:style-name="Table18.H6" office:value-type="string">
                  <text:p text:style-name="P24">А</text:p>
                </table:table-cell>
                <table:table-cell table:style-name="Table18.I24" office:value-type="string">
                  <text:p text:style-name="P24">Б</text:p>
                </table:table-cell>
                <table:table-cell table:style-name="Table18.J24" office:value-type="string">
                  <text:p text:style-name="P24">В</text:p>
                </table:table-cell>
                <table:table-cell table:style-name="Table18.K24" office:value-type="string">
                  <text:p text:style-name="P24"> </text:p>
                </table:table-cell>
              </table:table-row>
              <table:table-row table:style-name="Table18.1">
                <table:table-cell table:style-name="Table18.A25" office:value-type="string">
                  <text:p text:style-name="P24">25</text:p>
                </table:table-cell>
                <table:table-cell table:style-name="Table18.B25" office:value-type="string">
                  <text:p text:style-name="P24">А</text:p>
                </table:table-cell>
                <table:table-cell table:style-name="Table18.C1" office:value-type="string">
                  <text:p text:style-name="P24">Б</text:p>
                </table:table-cell>
                <table:table-cell table:style-name="Table18.D25" office:value-type="string">
                  <text:p text:style-name="P24">В</text:p>
                </table:table-cell>
                <table:table-cell table:style-name="Table18.E25" office:value-type="string">
                  <text:p text:style-name="P24"> </text:p>
                </table:table-cell>
                <table:table-cell table:style-name="Table18.F25" office:value-type="string">
                  <text:p text:style-name="P14"> </text:p>
                </table:table-cell>
                <table:table-cell table:style-name="Table18.G25" office:value-type="string">
                  <text:p text:style-name="P24">50</text:p>
                </table:table-cell>
                <table:table-cell table:style-name="Table18.H25" office:value-type="string">
                  <text:p text:style-name="P24">А</text:p>
                </table:table-cell>
                <table:table-cell table:style-name="Table18.C1" office:value-type="string">
                  <text:p text:style-name="P24">Б</text:p>
                </table:table-cell>
                <table:table-cell table:style-name="Table18.J25" office:value-type="string">
                  <text:p text:style-name="P24">В</text:p>
                </table:table-cell>
                <table:table-cell table:style-name="Table18.K25" office:value-type="string">
                  <text:p text:style-name="P24"> </text:p>
                </table:table-cell>
              </table:table-row>
              <table:table-row table:style-name="Table18.1">
                <table:table-cell table:style-name="Table18.A26" office:value-type="string">
                  <text:p text:style-name="P25"> </text:p>
                </table:table-cell>
                <table:table-cell table:style-name="Table18.B26" office:value-type="string">
                  <text:p text:style-name="P25"> </text:p>
                </table:table-cell>
                <table:table-cell table:style-name="Table18.C26" office:value-type="string">
                  <text:p text:style-name="P25"> </text:p>
                </table:table-cell>
                <table:table-cell table:style-name="Table18.D26" office:value-type="string">
                  <text:p text:style-name="P25"> </text:p>
                </table:table-cell>
                <table:table-cell table:style-name="Table18.E26" office:value-type="string">
                  <text:p text:style-name="P25"> </text:p>
                </table:table-cell>
                <table:table-cell table:style-name="Table18.F26" office:value-type="string">
                  <text:p text:style-name="P4"> </text:p>
                </table:table-cell>
                <table:table-cell table:style-name="Table18.G26" office:value-type="string">
                  <text:p text:style-name="P25"> </text:p>
                </table:table-cell>
                <table:table-cell table:style-name="Table18.H26" office:value-type="string">
                  <text:p text:style-name="P25"> </text:p>
                </table:table-cell>
                <table:table-cell table:style-name="Table18.I26" office:value-type="string">
                  <text:p text:style-name="P25"> </text:p>
                </table:table-cell>
                <table:table-cell table:style-name="Table18.J26" office:value-type="string">
                  <text:p text:style-name="P25"> </text:p>
                </table:table-cell>
                <table:table-cell table:style-name="Table18.K26" office:value-type="string">
                  <text:p text:style-name="P25"> </text:p>
                </table:table-cell>
              </table:table-row>
              <table:table-row table:style-name="Table18.1">
                <table:table-cell table:style-name="Table18.A27" office:value-type="string">
                  <text:p text:style-name="P25"> </text:p>
                </table:table-cell>
                <table:table-cell table:style-name="Table18.B27" office:value-type="string">
                  <text:p text:style-name="P25"> </text:p>
                </table:table-cell>
                <table:table-cell table:style-name="Table18.C27" office:value-type="string">
                  <text:p text:style-name="P25"> </text:p>
                </table:table-cell>
                <table:table-cell table:style-name="Table18.D27" office:value-type="string">
                  <text:p text:style-name="P25"> </text:p>
                </table:table-cell>
                <table:table-cell table:style-name="Table18.E27" office:value-type="string">
                  <text:p text:style-name="P25"> </text:p>
                </table:table-cell>
                <table:table-cell table:style-name="Table18.F27" office:value-type="string">
                  <text:p text:style-name="P4"> </text:p>
                </table:table-cell>
                <table:table-cell table:style-name="Table18.G27" office:value-type="string">
                  <text:p text:style-name="P25"> </text:p>
                </table:table-cell>
                <table:table-cell table:style-name="Table18.H27" office:value-type="string">
                  <text:p text:style-name="P25"> </text:p>
                </table:table-cell>
                <table:table-cell table:style-name="Table18.I27" office:value-type="string">
                  <text:p text:style-name="P25"> </text:p>
                </table:table-cell>
                <table:table-cell table:style-name="Table18.J27" office:value-type="string">
                  <text:p text:style-name="P25"> </text:p>
                </table:table-cell>
                <table:table-cell table:style-name="Table18.K27" office:value-type="string">
                  <text:p text:style-name="P25"> </text:p>
                </table:table-cell>
              </table:table-row>
              <table:table-row table:style-name="Table18.1">
                <table:table-cell table:style-name="Table18.A1" office:value-type="string">
                  <text:p text:style-name="P24">51</text:p>
                </table:table-cell>
                <table:table-cell table:style-name="Table18.B28" office:value-type="string">
                  <text:p text:style-name="P24">А</text:p>
                </table:table-cell>
                <table:table-cell table:style-name="Table18.H6" office:value-type="string">
                  <text:p text:style-name="P24">Б</text:p>
                </table:table-cell>
                <table:table-cell table:style-name="Table18.B1" office:value-type="string">
                  <text:p text:style-name="P24">В</text:p>
                </table:table-cell>
                <table:table-cell table:style-name="Table18.E28" office:value-type="string">
                  <text:p text:style-name="P24"> </text:p>
                </table:table-cell>
                <table:table-cell table:style-name="Table18.F28" office:value-type="string">
                  <text:p text:style-name="P14"> </text:p>
                </table:table-cell>
                <table:table-cell table:style-name="Table18.G28" office:value-type="string">
                  <text:p text:style-name="P24">76</text:p>
                </table:table-cell>
                <table:table-cell table:style-name="Table18.H6" office:value-type="string">
                  <text:p text:style-name="P24">А</text:p>
                </table:table-cell>
                <table:table-cell table:style-name="Table18.I28" office:value-type="string">
                  <text:p text:style-name="P24">Б</text:p>
                </table:table-cell>
                <table:table-cell table:style-name="Table18.B1" office:value-type="string">
                  <text:p text:style-name="P24">В</text:p>
                </table:table-cell>
                <table:table-cell table:style-name="Table18.K28" office:value-type="string">
                  <text:p text:style-name="P24"> </text:p>
                </table:table-cell>
              </table:table-row>
              <table:table-row table:style-name="Table18.1">
                <table:table-cell table:style-name="Table18.A29" office:value-type="string">
                  <text:p text:style-name="P24">52</text:p>
                </table:table-cell>
                <table:table-cell table:style-name="Table18.B29" office:value-type="string">
                  <text:p text:style-name="P24">А</text:p>
                </table:table-cell>
                <table:table-cell table:style-name="Table18.C29" office:value-type="string">
                  <text:p text:style-name="P24">Б</text:p>
                </table:table-cell>
                <table:table-cell table:style-name="Table18.H6" office:value-type="string">
                  <text:p text:style-name="P24">В</text:p>
                </table:table-cell>
                <table:table-cell table:style-name="Table18.E29" office:value-type="string">
                  <text:p text:style-name="P24"> </text:p>
                </table:table-cell>
                <table:table-cell table:style-name="Table18.F29" office:value-type="string">
                  <text:p text:style-name="P14"> </text:p>
                </table:table-cell>
                <table:table-cell table:style-name="Table18.G29" office:value-type="string">
                  <text:p text:style-name="P24">77</text:p>
                </table:table-cell>
                <table:table-cell table:style-name="Table18.H29" office:value-type="string">
                  <text:p text:style-name="P24">А</text:p>
                </table:table-cell>
                <table:table-cell table:style-name="Table18.I29" office:value-type="string">
                  <text:p text:style-name="P24">Б</text:p>
                </table:table-cell>
                <table:table-cell table:style-name="Table18.H6" office:value-type="string">
                  <text:p text:style-name="P24">В</text:p>
                </table:table-cell>
                <table:table-cell table:style-name="Table18.K29" office:value-type="string">
                  <text:p text:style-name="P24"> </text:p>
                </table:table-cell>
              </table:table-row>
              <table:table-row table:style-name="Table18.1">
                <table:table-cell table:style-name="Table18.A30" office:value-type="string">
                  <text:p text:style-name="P24">53</text:p>
                </table:table-cell>
                <table:table-cell table:style-name="Table18.C1" office:value-type="string">
                  <text:p text:style-name="P24">А</text:p>
                </table:table-cell>
                <table:table-cell table:style-name="Table18.C30" office:value-type="string">
                  <text:p text:style-name="P24">Б</text:p>
                </table:table-cell>
                <table:table-cell table:style-name="Table18.D30" office:value-type="string">
                  <text:p text:style-name="P24">В</text:p>
                </table:table-cell>
                <table:table-cell table:style-name="Table18.E30" office:value-type="string">
                  <text:p text:style-name="P24"> </text:p>
                </table:table-cell>
                <table:table-cell table:style-name="Table18.F30" office:value-type="string">
                  <text:p text:style-name="P14"> </text:p>
                </table:table-cell>
                <table:table-cell table:style-name="Table18.G30" office:value-type="string">
                  <text:p text:style-name="P24">78</text:p>
                </table:table-cell>
                <table:table-cell table:style-name="Table18.H30" office:value-type="string">
                  <text:p text:style-name="P24">А</text:p>
                </table:table-cell>
                <table:table-cell table:style-name="Table18.H6" office:value-type="string">
                  <text:p text:style-name="P24">Б</text:p>
                </table:table-cell>
                <table:table-cell table:style-name="Table18.J30" office:value-type="string">
                  <text:p text:style-name="P24"> </text:p>
                </table:table-cell>
                <table:table-cell table:style-name="Table18.K30" office:value-type="string">
                  <text:p text:style-name="P24"> </text:p>
                </table:table-cell>
              </table:table-row>
              <table:table-row table:style-name="Table18.1">
                <table:table-cell table:style-name="Table18.A31" office:value-type="string">
                  <text:p text:style-name="P24">54</text:p>
                </table:table-cell>
                <table:table-cell table:style-name="Table18.B31" office:value-type="string">
                  <text:p text:style-name="P24">А</text:p>
                </table:table-cell>
                <table:table-cell table:style-name="Table18.C31" office:value-type="string">
                  <text:p text:style-name="P24">Б</text:p>
                </table:table-cell>
                <table:table-cell table:style-name="Table18.C1" office:value-type="string">
                  <text:p text:style-name="P24">В</text:p>
                </table:table-cell>
                <table:table-cell table:style-name="Table18.E31" office:value-type="string">
                  <text:p text:style-name="P24"> </text:p>
                </table:table-cell>
                <table:table-cell table:style-name="Table18.F31" office:value-type="string">
                  <text:p text:style-name="P14"> </text:p>
                </table:table-cell>
                <table:table-cell table:style-name="Table18.G31" office:value-type="string">
                  <text:p text:style-name="P24">79</text:p>
                </table:table-cell>
                <table:table-cell table:style-name="Table18.C1" office:value-type="string">
                  <text:p text:style-name="P24">А</text:p>
                </table:table-cell>
                <table:table-cell table:style-name="Table18.I31" office:value-type="string">
                  <text:p text:style-name="P24">Б</text:p>
                </table:table-cell>
                <table:table-cell table:style-name="Table18.J31" office:value-type="string">
                  <text:p text:style-name="P24"> </text:p>
                </table:table-cell>
                <table:table-cell table:style-name="Table18.K31" office:value-type="string">
                  <text:p text:style-name="P24"> </text:p>
                </table:table-cell>
              </table:table-row>
              <table:table-row table:style-name="Table18.1">
                <table:table-cell table:style-name="Table18.A32" office:value-type="string">
                  <text:p text:style-name="P24">55</text:p>
                </table:table-cell>
                <table:table-cell table:style-name="Table18.B32" office:value-type="string">
                  <text:p text:style-name="P24">А</text:p>
                </table:table-cell>
                <table:table-cell table:style-name="Table18.H6" office:value-type="string">
                  <text:p text:style-name="P24">Б</text:p>
                </table:table-cell>
                <table:table-cell table:style-name="Table18.B1" office:value-type="string">
                  <text:p text:style-name="P24">В</text:p>
                </table:table-cell>
                <table:table-cell table:style-name="Table18.E32" office:value-type="string">
                  <text:p text:style-name="P24"> </text:p>
                </table:table-cell>
                <table:table-cell table:style-name="Table18.F32" office:value-type="string">
                  <text:p text:style-name="P14"> </text:p>
                </table:table-cell>
                <table:table-cell table:style-name="Table18.G32" office:value-type="string">
                  <text:p text:style-name="P24">80</text:p>
                </table:table-cell>
                <table:table-cell table:style-name="Table18.H6" office:value-type="string">
                  <text:p text:style-name="P24">А</text:p>
                </table:table-cell>
                <table:table-cell table:style-name="Table18.I32" office:value-type="string">
                  <text:p text:style-name="P24">Б</text:p>
                </table:table-cell>
                <table:table-cell table:style-name="Table18.J32" office:value-type="string">
                  <text:p text:style-name="P24"> </text:p>
                </table:table-cell>
                <table:table-cell table:style-name="Table18.K32" office:value-type="string">
                  <text:p text:style-name="P24"> </text:p>
                </table:table-cell>
              </table:table-row>
              <table:table-row table:style-name="Table18.1">
                <table:table-cell table:style-name="Table18.A33" office:value-type="string">
                  <text:p text:style-name="P24">56</text:p>
                </table:table-cell>
                <table:table-cell table:style-name="Table18.B1" office:value-type="string">
                  <text:p text:style-name="P24">А</text:p>
                </table:table-cell>
                <table:table-cell table:style-name="Table18.C33" office:value-type="string">
                  <text:p text:style-name="P24">Б</text:p>
                </table:table-cell>
                <table:table-cell table:style-name="Table18.H6" office:value-type="string">
                  <text:p text:style-name="P24">В</text:p>
                </table:table-cell>
                <table:table-cell table:style-name="Table18.E33" office:value-type="string">
                  <text:p text:style-name="P24"> </text:p>
                </table:table-cell>
                <table:table-cell table:style-name="Table18.F33" office:value-type="string">
                  <text:p text:style-name="P14"> </text:p>
                </table:table-cell>
                <table:table-cell table:style-name="Table18.G33" office:value-type="string">
                  <text:p text:style-name="P24">81</text:p>
                </table:table-cell>
                <table:table-cell table:style-name="Table18.H33" office:value-type="string">
                  <text:p text:style-name="P24">А</text:p>
                </table:table-cell>
                <table:table-cell table:style-name="Table18.B1" office:value-type="string">
                  <text:p text:style-name="P24">Б</text:p>
                </table:table-cell>
                <table:table-cell table:style-name="Table18.J33" office:value-type="string">
                  <text:p text:style-name="P24"> </text:p>
                </table:table-cell>
                <table:table-cell table:style-name="Table18.K33" office:value-type="string">
                  <text:p text:style-name="P24"> </text:p>
                </table:table-cell>
              </table:table-row>
              <table:table-row table:style-name="Table18.1">
                <table:table-cell table:style-name="Table18.A34" office:value-type="string">
                  <text:p text:style-name="P24">57</text:p>
                </table:table-cell>
                <table:table-cell table:style-name="Table18.H6" office:value-type="string">
                  <text:p text:style-name="P24">А</text:p>
                </table:table-cell>
                <table:table-cell table:style-name="Table18.B1" office:value-type="string">
                  <text:p text:style-name="P24">Б</text:p>
                </table:table-cell>
                <table:table-cell table:style-name="Table18.D34" office:value-type="string">
                  <text:p text:style-name="P24">В</text:p>
                </table:table-cell>
                <table:table-cell table:style-name="Table18.E34" office:value-type="string">
                  <text:p text:style-name="P24"> </text:p>
                </table:table-cell>
                <table:table-cell table:style-name="Table18.F34" office:value-type="string">
                  <text:p text:style-name="P14"> </text:p>
                </table:table-cell>
                <table:table-cell table:style-name="Table18.G34" office:value-type="string">
                  <text:p text:style-name="P24">82</text:p>
                </table:table-cell>
                <table:table-cell table:style-name="Table18.C1" office:value-type="string">
                  <text:p text:style-name="P24">А</text:p>
                </table:table-cell>
                <table:table-cell table:style-name="Table18.I34" office:value-type="string">
                  <text:p text:style-name="P24">Б</text:p>
                </table:table-cell>
                <table:table-cell table:style-name="Table18.J34" office:value-type="string">
                  <text:p text:style-name="P24"> </text:p>
                </table:table-cell>
                <table:table-cell table:style-name="Table18.K34" office:value-type="string">
                  <text:p text:style-name="P24"> </text:p>
                </table:table-cell>
              </table:table-row>
              <table:table-row table:style-name="Table18.1">
                <table:table-cell table:style-name="Table18.A35" office:value-type="string">
                  <text:p text:style-name="P24"><text:soft-page-break/>58</text:p>
                </table:table-cell>
                <table:table-cell table:style-name="Table18.B35" office:value-type="string">
                  <text:p text:style-name="P24">А</text:p>
                </table:table-cell>
                <table:table-cell table:style-name="Table18.C1" office:value-type="string">
                  <text:p text:style-name="P24">Б</text:p>
                </table:table-cell>
                <table:table-cell table:style-name="Table18.D35" office:value-type="string">
                  <text:p text:style-name="P24">В</text:p>
                </table:table-cell>
                <table:table-cell table:style-name="Table18.E35" office:value-type="string">
                  <text:p text:style-name="P24"> </text:p>
                </table:table-cell>
                <table:table-cell table:style-name="Table18.F35" office:value-type="string">
                  <text:p text:style-name="P14"> </text:p>
                </table:table-cell>
                <table:table-cell table:style-name="Table18.G35" office:value-type="string">
                  <text:p text:style-name="P24">83</text:p>
                </table:table-cell>
                <table:table-cell table:style-name="Table18.C1" office:value-type="string">
                  <text:p text:style-name="P24">А</text:p>
                </table:table-cell>
                <table:table-cell table:style-name="Table18.I35" office:value-type="string">
                  <text:p text:style-name="P24">Б</text:p>
                </table:table-cell>
                <table:table-cell table:style-name="Table18.J35" office:value-type="string">
                  <text:p text:style-name="P24"> </text:p>
                </table:table-cell>
                <table:table-cell table:style-name="Table18.K35" office:value-type="string">
                  <text:p text:style-name="P24"> </text:p>
                </table:table-cell>
              </table:table-row>
              <table:table-row table:style-name="Table18.1">
                <table:table-cell table:style-name="Table18.A36" office:value-type="string">
                  <text:p text:style-name="P24">59</text:p>
                </table:table-cell>
                <table:table-cell table:style-name="Table18.B36" office:value-type="string">
                  <text:p text:style-name="P24">А</text:p>
                </table:table-cell>
                <table:table-cell table:style-name="Table18.H6" office:value-type="string">
                  <text:p text:style-name="P24">Б</text:p>
                </table:table-cell>
                <table:table-cell table:style-name="Table18.D36" office:value-type="string">
                  <text:p text:style-name="P24">В</text:p>
                </table:table-cell>
                <table:table-cell table:style-name="Table18.E36" office:value-type="string">
                  <text:p text:style-name="P24"> </text:p>
                </table:table-cell>
                <table:table-cell table:style-name="Table18.F36" office:value-type="string">
                  <text:p text:style-name="P14"> </text:p>
                </table:table-cell>
                <table:table-cell table:style-name="Table18.G36" office:value-type="string">
                  <text:p text:style-name="P24">84</text:p>
                </table:table-cell>
                <table:table-cell table:style-name="Table18.C1" office:value-type="string">
                  <text:p text:style-name="P24">А</text:p>
                </table:table-cell>
                <table:table-cell table:style-name="Table18.I36" office:value-type="string">
                  <text:p text:style-name="P24">Б</text:p>
                </table:table-cell>
                <table:table-cell table:style-name="Table18.J36" office:value-type="string">
                  <text:p text:style-name="P24"> </text:p>
                </table:table-cell>
                <table:table-cell table:style-name="Table18.K36" office:value-type="string">
                  <text:p text:style-name="P24"> </text:p>
                </table:table-cell>
              </table:table-row>
              <table:table-row table:style-name="Table18.1">
                <table:table-cell table:style-name="Table18.A37" office:value-type="string">
                  <text:p text:style-name="P24">60</text:p>
                </table:table-cell>
                <table:table-cell table:style-name="Table18.H6" office:value-type="string">
                  <text:p text:style-name="P24">А</text:p>
                </table:table-cell>
                <table:table-cell table:style-name="Table18.C37" office:value-type="string">
                  <text:p text:style-name="P24">Б</text:p>
                </table:table-cell>
                <table:table-cell table:style-name="Table18.B1" office:value-type="string">
                  <text:p text:style-name="P24">В</text:p>
                </table:table-cell>
                <table:table-cell table:style-name="Table18.E37" office:value-type="string">
                  <text:p text:style-name="P24"> </text:p>
                </table:table-cell>
                <table:table-cell table:style-name="Table18.F37" office:value-type="string">
                  <text:p text:style-name="P14"> </text:p>
                </table:table-cell>
                <table:table-cell table:style-name="Table18.G37" office:value-type="string">
                  <text:p text:style-name="P24">85</text:p>
                </table:table-cell>
                <table:table-cell table:style-name="Table18.H37" office:value-type="string">
                  <text:p text:style-name="P24">А</text:p>
                </table:table-cell>
                <table:table-cell table:style-name="Table18.C1" office:value-type="string">
                  <text:p text:style-name="P24">Б</text:p>
                </table:table-cell>
                <table:table-cell table:style-name="Table18.J37" office:value-type="string">
                  <text:p text:style-name="P24"> </text:p>
                </table:table-cell>
                <table:table-cell table:style-name="Table18.K37" office:value-type="string">
                  <text:p text:style-name="P24"> </text:p>
                </table:table-cell>
              </table:table-row>
              <table:table-row table:style-name="Table18.1">
                <table:table-cell table:style-name="Table18.A38" office:value-type="string">
                  <text:p text:style-name="P24">61</text:p>
                </table:table-cell>
                <table:table-cell table:style-name="Table18.B38" office:value-type="string">
                  <text:p text:style-name="P24">А</text:p>
                </table:table-cell>
                <table:table-cell table:style-name="Table18.H6" office:value-type="string">
                  <text:p text:style-name="P24">Б</text:p>
                </table:table-cell>
                <table:table-cell table:style-name="Table18.B1" office:value-type="string">
                  <text:p text:style-name="P24">В</text:p>
                </table:table-cell>
                <table:table-cell table:style-name="Table18.E38" office:value-type="string">
                  <text:p text:style-name="P24"> </text:p>
                </table:table-cell>
                <table:table-cell table:style-name="Table18.F38" office:value-type="string">
                  <text:p text:style-name="P14"> </text:p>
                </table:table-cell>
                <table:table-cell table:style-name="Table18.G38" office:value-type="string">
                  <text:p text:style-name="P24">86</text:p>
                </table:table-cell>
                <table:table-cell table:style-name="Table18.H38" office:value-type="string">
                  <text:p text:style-name="P24">А</text:p>
                </table:table-cell>
                <table:table-cell table:style-name="Table18.C1" office:value-type="string">
                  <text:p text:style-name="P24">Б</text:p>
                </table:table-cell>
                <table:table-cell table:style-name="Table18.J38" office:value-type="string">
                  <text:p text:style-name="P24"> </text:p>
                </table:table-cell>
                <table:table-cell table:style-name="Table18.K38" office:value-type="string">
                  <text:p text:style-name="P24"> </text:p>
                </table:table-cell>
              </table:table-row>
              <table:table-row table:style-name="Table18.1">
                <table:table-cell table:style-name="Table18.A39" office:value-type="string">
                  <text:p text:style-name="P24">62</text:p>
                </table:table-cell>
                <table:table-cell table:style-name="Table18.H6" office:value-type="string">
                  <text:p text:style-name="P24">А</text:p>
                </table:table-cell>
                <table:table-cell table:style-name="Table18.C39" office:value-type="string">
                  <text:p text:style-name="P24">Б</text:p>
                </table:table-cell>
                <table:table-cell table:style-name="Table18.B1" office:value-type="string">
                  <text:p text:style-name="P24">В</text:p>
                </table:table-cell>
                <table:table-cell table:style-name="Table18.E39" office:value-type="string">
                  <text:p text:style-name="P24"> </text:p>
                </table:table-cell>
                <table:table-cell table:style-name="Table18.F39" office:value-type="string">
                  <text:p text:style-name="P14"> </text:p>
                </table:table-cell>
                <table:table-cell table:style-name="Table18.G39" office:value-type="string">
                  <text:p text:style-name="P24">87</text:p>
                </table:table-cell>
                <table:table-cell table:style-name="Table18.H39" office:value-type="string">
                  <text:p text:style-name="P24">А</text:p>
                </table:table-cell>
                <table:table-cell table:style-name="Table18.H6" office:value-type="string">
                  <text:p text:style-name="P24">Б</text:p>
                </table:table-cell>
                <table:table-cell table:style-name="Table18.J39" office:value-type="string">
                  <text:p text:style-name="P24"> </text:p>
                </table:table-cell>
                <table:table-cell table:style-name="Table18.K39" office:value-type="string">
                  <text:p text:style-name="P24"> </text:p>
                </table:table-cell>
              </table:table-row>
              <table:table-row table:style-name="Table18.1">
                <table:table-cell table:style-name="Table18.A39" office:value-type="string">
                  <text:p text:style-name="P24">62</text:p>
                </table:table-cell>
                <table:table-cell table:style-name="Table18.H6" office:value-type="string">
                  <text:p text:style-name="P24">А</text:p>
                </table:table-cell>
                <table:table-cell table:style-name="Table18.C39" office:value-type="string">
                  <text:p text:style-name="P24">Б</text:p>
                </table:table-cell>
                <table:table-cell table:style-name="Table18.B1" office:value-type="string">
                  <text:p text:style-name="P24">В</text:p>
                </table:table-cell>
                <table:table-cell table:style-name="Table18.E39" office:value-type="string">
                  <text:p text:style-name="P24"> </text:p>
                </table:table-cell>
                <table:table-cell table:style-name="Table18.F39" office:value-type="string">
                  <text:p text:style-name="P14"> </text:p>
                </table:table-cell>
                <table:table-cell table:style-name="Table18.G39" office:value-type="string">
                  <text:p text:style-name="P24">87</text:p>
                </table:table-cell>
                <table:table-cell table:style-name="Table18.H39" office:value-type="string">
                  <text:p text:style-name="P24">А</text:p>
                </table:table-cell>
                <table:table-cell table:style-name="Table18.H6" office:value-type="string">
                  <text:p text:style-name="P24">Б</text:p>
                </table:table-cell>
                <table:table-cell table:style-name="Table18.J39" office:value-type="string">
                  <text:p text:style-name="P24"> </text:p>
                </table:table-cell>
                <table:table-cell table:style-name="Table18.K39" office:value-type="string">
                  <text:p text:style-name="P24"> </text:p>
                </table:table-cell>
              </table:table-row>
            </table:table>
            <text:p text:style-name="P8"> </text:p>
          </table:table-cell>
        </table:table-row>
      </table:table>
      <text:p text:style-name="P17">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Основной_20_шрифт_20_абзаца" style:display-name="Основной шрифт абзаца" style:family="text"/>
    <style:style style:name="apple-style-span" style:family="text" style:parent-style-name="Основной_20_шрифт_20_абзаца"/>
    <style:style style:name="apple-converted-space" style:family="text" style:parent-style-name="Основной_20_шрифт_20_абзаца"/>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r User Name</meta:initial-creator>
    <meta:creation-date>2011-02-07T10:31:00</meta:creation-date>
    <dc:creator>Miklos </dc:creator>
    <dc:date>2016-03-23T19:20:24.132651312</dc:date>
    <meta:editing-cycles>3</meta:editing-cycles>
    <meta:editing-duration>PT3M42S</meta:editing-duration>
    <meta:generator>LibreOfficeDev/5.2.0.0.alpha0$Linux_X86_64 LibreOffice_project/f5aa333267424539e603ed3694bb9a0622abc864</meta:generator>
    <meta:document-statistic meta:table-count="2" meta:image-count="0" meta:object-count="0" meta:page-count="3" meta:paragraph-count="437" meta:word-count="870" meta:character-count="3601" meta:non-whitespace-character-count="2866"/>
  </office:meta>
</office:document-meta>
</file>